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 Light" svg:font-family="'Segoe UI Light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6.4146in"/>
    </style:style>
    <style:style style:name="co9" style:family="table-column">
      <style:table-column-properties fo:break-before="auto" style:column-width="0.5035in"/>
    </style:style>
    <style:style style:name="co10" style:family="table-column">
      <style:table-column-properties fo:break-before="auto" style:column-width="0.6429in"/>
    </style:style>
    <style:style style:name="co11" style:family="table-column">
      <style:table-column-properties fo:break-before="auto" style:column-width="0.8398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7283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2646in"/>
    </style:style>
    <style:style style:name="co17" style:family="table-column">
      <style:table-column-properties fo:break-before="auto" style:column-width="5.5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7.9004in" svg:y="0.761in">
            <draw:object draw:notify-on-update-of-ranges="Sheet1.F2:Sheet1.F41 Sheet1.V1:Sheet1.V1 Sheet1.V2:Sheet1.V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_key_error_vector</text:p>
          </table:table-cell>
          <table:table-cell table:style-name="Default" office:value-type="string" calcext:value-type="string">
            <text:p>_normalize_class_distribution</text:p>
          </table:table-cell>
          <table:table-cell table:style-name="Default" office:value-type="string" calcext:value-type="string">
            <text:p>_number_replacement</text:p>
          </table:table-cell>
          <table:table-cell table:style-name="Default" office:value-type="string" calcext:value-type="string">
            <text:p>_pos_tagging</text:p>
          </table:table-cell>
          <table:table-cell office:value-type="string" calcext:value-type="string">
            <text:p>_punctuation_position</text:p>
          </table:table-cell>
          <table:table-cell office:value-type="string" calcext:value-type="string">
            <text:p>_window_size</text:p>
          </table:table-cell>
          <table:table-cell office:value-type="string" calcext:value-type="string">
            <text:p>_test_files</text:p>
          </table:table-cell>
          <table:table-cell office:value-type="string" calcext:value-type="string">
            <text:p>_train_files</text:p>
          </table:table-cell>
          <table:table-cell table:style-name="Default" office:value-type="string" calcext:value-type="string">
            <text:p>_use_question_mark</text:p>
          </table:table-cell>
          <table:table-cell office:value-type="string" calcext:value-type="string">
            <text:p>_vector_file</text:p>
          </table:table-cell>
          <table:table-cell office:value-type="string" calcext:value-type="string">
            <text:p>accuracy_0</text:p>
          </table:table-cell>
          <table:table-cell office:value-type="string" calcext:value-type="string">
            <text:p>loss_1</text:p>
          </table:table-cell>
          <table:table-cell office:value-type="string" calcext:value-type="string">
            <text:p>precision_per_class_2</text:p>
          </table:table-cell>
          <table:table-cell office:value-type="string" calcext:value-type="string">
            <text:p>precision_per_class_3</text:p>
          </table:table-cell>
          <table:table-cell office:value-type="string" calcext:value-type="string">
            <text:p>precision_per_class_4</text:p>
          </table:table-cell>
          <table:table-cell office:value-type="string" calcext:value-type="string">
            <text:p>recall_per_class_5</text:p>
          </table:table-cell>
          <table:table-cell office:value-type="string" calcext:value-type="string">
            <text:p>recall_per_class_6</text:p>
          </table:table-cell>
          <table:table-cell office:value-type="string" calcext:value-type="string">
            <text:p>recall_per_class_7</text:p>
          </table:table-cell>
          <table:table-cell office:value-type="string" calcext:value-type="string">
            <text:p>fscore1</text:p>
          </table:table-cell>
          <table:table-cell office:value-type="string" calcext:value-type="string">
            <text:p>fscore2</text:p>
          </table:table-cell>
          <table:table-cell office:value-type="string" calcext:value-type="string">
            <text:p>fscore3</text:p>
          </table:table-cell>
          <table:table-cell office:value-type="string" calcext:value-type="string">
            <text:p>f_all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77583" calcext:value-type="float">
            <text:p>0.877583</text:p>
          </table:table-cell>
          <table:table-cell office:value-type="float" office:value="0.374184" calcext:value-type="float">
            <text:p>0.374184</text:p>
          </table:table-cell>
          <table:table-cell office:value-type="float" office:value="0.883887" calcext:value-type="float">
            <text:p>0.883887</text:p>
          </table:table-cell>
          <table:table-cell office:value-type="float" office:value="0.486486" calcext:value-type="float">
            <text:p>0.486486</text:p>
          </table:table-cell>
          <table:table-cell office:value-type="float" office:value="0.612069" calcext:value-type="float">
            <text:p>0.612069</text:p>
          </table:table-cell>
          <table:table-cell office:value-type="float" office:value="0.994647" calcext:value-type="float">
            <text:p>0.994647</text:p>
          </table:table-cell>
          <table:table-cell office:value-type="float" office:value="0.0683544" calcext:value-type="float">
            <text:p>0.0683544</text:p>
          </table:table-cell>
          <table:table-cell office:value-type="float" office:value="0.0949198" calcext:value-type="float">
            <text:p>0.0949198</text:p>
          </table:table-cell>
          <table:table-cell table:formula="of:=2*[.M2]*[.P2]/([.M2]+[.P2])" office:value-type="float" office:value="0.936001746988875" calcext:value-type="float">
            <text:p>0.936001747</text:p>
          </table:table-cell>
          <table:table-cell table:formula="of:=2*[.N2]*[.Q2]/([.N2]+[.Q2])" office:value-type="float" office:value="0.119866753172264" calcext:value-type="float">
            <text:p>0.1198667532</text:p>
          </table:table-cell>
          <table:table-cell table:formula="of:=2*[.O2]*[.R2]/([.O2]+[.R2])" office:value-type="float" office:value="0.1643518739369" calcext:value-type="float">
            <text:p>0.1643518739</text:p>
          </table:table-cell>
          <table:table-cell table:formula="of:=IF(AND([.U2]&gt;0;[.T2]&gt;0;[.S2] &gt; 0);3/(1/[.S2]+1/[.T2]+1/[.U2]);0)" office:value-type="float" office:value="0.193604880121971" calcext:value-type="float">
            <text:p>0.1936048801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77" calcext:value-type="float">
            <text:p>0.877</text:p>
          </table:table-cell>
          <table:table-cell office:value-type="float" office:value="0.371493" calcext:value-type="float">
            <text:p>0.371493</text:p>
          </table:table-cell>
          <table:table-cell office:value-type="float" office:value="0.88533" calcext:value-type="float">
            <text:p>0.88533</text:p>
          </table:table-cell>
          <table:table-cell office:value-type="float" office:value="0.449704" calcext:value-type="float">
            <text:p>0.449704</text:p>
          </table:table-cell>
          <table:table-cell office:value-type="float" office:value="0.602151" calcext:value-type="float">
            <text:p>0.602151</text:p>
          </table:table-cell>
          <table:table-cell office:value-type="float" office:value="0.993309" calcext:value-type="float">
            <text:p>0.993309</text:p>
          </table:table-cell>
          <table:table-cell office:value-type="float" office:value="0.0962025" calcext:value-type="float">
            <text:p>0.0962025</text:p>
          </table:table-cell>
          <table:table-cell office:value-type="float" office:value="0.0748663" calcext:value-type="float">
            <text:p>0.0748663</text:p>
          </table:table-cell>
          <table:table-cell table:formula="of:=2*[.M3]*[.P3]/([.M3]+[.P3])" office:value-type="float" office:value="0.93621633211064" calcext:value-type="float">
            <text:p>0.9362163321</text:p>
          </table:table-cell>
          <table:table-cell table:formula="of:=2*[.N3]*[.Q3]/([.N3]+[.Q3])" office:value-type="float" office:value="0.158498384100574" calcext:value-type="float">
            <text:p>0.1584983841</text:p>
          </table:table-cell>
          <table:table-cell table:formula="of:=2*[.O3]*[.R3]/([.O3]+[.R3])" office:value-type="float" office:value="0.133174787147389" calcext:value-type="float">
            <text:p>0.1331747871</text:p>
          </table:table-cell>
          <table:table-cell table:formula="of:=IF(AND([.U3]&gt;0;[.T3]&gt;0;[.S3] &gt; 0);3/(1/[.S3]+1/[.T3]+1/[.U3]);0)" office:value-type="float" office:value="0.201527976718093" calcext:value-type="float">
            <text:p>0.201527976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6225" calcext:value-type="float">
            <text:p>0.86225</text:p>
          </table:table-cell>
          <table:table-cell office:value-type="float" office:value="0.416175" calcext:value-type="float">
            <text:p>0.416175</text:p>
          </table:table-cell>
          <table:table-cell office:value-type="float" office:value="0.880811" calcext:value-type="float">
            <text:p>0.880811</text:p>
          </table:table-cell>
          <table:table-cell office:value-type="float" office:value="0.282787" calcext:value-type="float">
            <text:p>0.282787</text:p>
          </table:table-cell>
          <table:table-cell office:value-type="float" office:value="0.235294" calcext:value-type="float">
            <text:p>0.235294</text:p>
          </table:table-cell>
          <table:table-cell office:value-type="float" office:value="0.980486" calcext:value-type="float">
            <text:p>0.980486</text:p>
          </table:table-cell>
          <table:table-cell office:value-type="float" office:value="0.0873418" calcext:value-type="float">
            <text:p>0.0873418</text:p>
          </table:table-cell>
          <table:table-cell office:value-type="float" office:value="0.037037" calcext:value-type="float">
            <text:p>0.037037</text:p>
          </table:table-cell>
          <table:table-cell table:formula="of:=2*[.M4]*[.P4]/([.M4]+[.P4])" office:value-type="float" office:value="0.92797963371348" calcext:value-type="float">
            <text:p>0.9279796337</text:p>
          </table:table-cell>
          <table:table-cell table:formula="of:=2*[.N4]*[.Q4]/([.N4]+[.Q4])" office:value-type="float" office:value="0.133462327690253" calcext:value-type="float">
            <text:p>0.1334623277</text:p>
          </table:table-cell>
          <table:table-cell table:formula="of:=2*[.O4]*[.R4]/([.O4]+[.R4])" office:value-type="float" office:value="0.0639999403519981" calcext:value-type="float">
            <text:p>0.0639999404</text:p>
          </table:table-cell>
          <table:table-cell table:formula="of:=IF(AND([.U4]&gt;0;[.T4]&gt;0;[.S4] &gt; 0);3/(1/[.S4]+1/[.T4]+1/[.U4]);0)" office:value-type="float" office:value="0.123990636146827" calcext:value-type="float">
            <text:p>0.1239906361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59333" calcext:value-type="float">
            <text:p>0.859333</text:p>
          </table:table-cell>
          <table:table-cell office:value-type="float" office:value="0.407205" calcext:value-type="float">
            <text:p>0.407205</text:p>
          </table:table-cell>
          <table:table-cell office:value-type="float" office:value="0.883123" calcext:value-type="float">
            <text:p>0.883123</text:p>
          </table:table-cell>
          <table:table-cell office:value-type="float" office:value="0.27" calcext:value-type="float">
            <text:p>0.27</text:p>
          </table:table-cell>
          <table:table-cell office:value-type="float" office:value="0.240506" calcext:value-type="float">
            <text:p>0.240506</text:p>
          </table:table-cell>
          <table:table-cell office:value-type="float" office:value="0.975033" calcext:value-type="float">
            <text:p>0.975033</text:p>
          </table:table-cell>
          <table:table-cell office:value-type="float" office:value="0.102532" calcext:value-type="float">
            <text:p>0.102532</text:p>
          </table:table-cell>
          <table:table-cell office:value-type="float" office:value="0.0502645" calcext:value-type="float">
            <text:p>0.0502645</text:p>
          </table:table-cell>
          <table:table-cell table:formula="of:=2*[.M5]*[.P5]/([.M5]+[.P5])" office:value-type="float" office:value="0.926804927098693" calcext:value-type="float">
            <text:p>0.9268049271</text:p>
          </table:table-cell>
          <table:table-cell table:formula="of:=2*[.N5]*[.Q5]/([.N5]+[.Q5])" office:value-type="float" office:value="0.148624225569884" calcext:value-type="float">
            <text:p>0.1486242256</text:p>
          </table:table-cell>
          <table:table-cell table:formula="of:=2*[.O5]*[.R5]/([.O5]+[.R5])" office:value-type="float" office:value="0.0831508962360349" calcext:value-type="float">
            <text:p>0.0831508962</text:p>
          </table:table-cell>
          <table:table-cell table:formula="of:=IF(AND([.U5]&gt;0;[.T5]&gt;0;[.S5] &gt; 0);3/(1/[.S5]+1/[.T5]+1/[.U5]);0)" office:value-type="float" office:value="0.151257841363959" calcext:value-type="float">
            <text:p>0.151257841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73833" calcext:value-type="float">
            <text:p>0.873833</text:p>
          </table:table-cell>
          <table:table-cell office:value-type="float" office:value="0.428345" calcext:value-type="float">
            <text:p>0.428345</text:p>
          </table:table-cell>
          <table:table-cell office:value-type="float" office:value="0.876562" calcext:value-type="float">
            <text:p>0.876562</text:p>
          </table:table-cell>
          <table:table-cell office:value-type="float" office:value="0.44" calcext:value-type="float">
            <text:p>0.44</text:p>
          </table:table-cell>
          <table:table-cell office:value-type="float" office:value="-1" calcext:value-type="float">
            <text:p>-1</text:p>
          </table:table-cell>
          <table:table-cell office:value-type="float" office:value="0.99914" calcext:value-type="float">
            <text:p>0.99914</text:p>
          </table:table-cell>
          <table:table-cell office:value-type="float" office:value="0.0417722" calcext:value-type="float">
            <text:p>0.0417722</text:p>
          </table:table-cell>
          <table:table-cell office:value-type="float" office:value="0" calcext:value-type="float">
            <text:p>0</text:p>
          </table:table-cell>
          <table:table-cell table:formula="of:=2*[.M6]*[.P6]/([.M6]+[.P6])" office:value-type="float" office:value="0.933845735282044" calcext:value-type="float">
            <text:p>0.9338457353</text:p>
          </table:table-cell>
          <table:table-cell table:formula="of:=2*[.N6]*[.Q6]/([.N6]+[.Q6])" office:value-type="float" office:value="0.0763006582779164" calcext:value-type="float">
            <text:p>0.0763006583</text:p>
          </table:table-cell>
          <table:table-cell table:formula="of:=2*[.O6]*[.R6]/([.O6]+[.R6])" office:value-type="float" office:value="0" calcext:value-type="float">
            <text:p>0</text:p>
          </table:table-cell>
          <table:table-cell table:formula="of:=IF(AND([.U6]&gt;0;[.T6]&gt;0;[.S6] &gt; 0);3/(1/[.S6]+1/[.T6]+1/[.U6]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74583" calcext:value-type="float">
            <text:p>0.874583</text:p>
          </table:table-cell>
          <table:table-cell office:value-type="float" office:value="0.425051" calcext:value-type="float">
            <text:p>0.425051</text:p>
          </table:table-cell>
          <table:table-cell office:value-type="float" office:value="0.878722" calcext:value-type="float">
            <text:p>0.878722</text:p>
          </table:table-cell>
          <table:table-cell office:value-type="float" office:value="0.398058" calcext:value-type="float">
            <text:p>0.398058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98662" calcext:value-type="float">
            <text:p>0.998662</text:p>
          </table:table-cell>
          <table:table-cell office:value-type="float" office:value="0.0518987" calcext:value-type="float">
            <text:p>0.0518987</text:p>
          </table:table-cell>
          <table:table-cell office:value-type="float" office:value="0.00802139" calcext:value-type="float">
            <text:p>0.00802139</text:p>
          </table:table-cell>
          <table:table-cell table:formula="of:=2*[.M7]*[.P7]/([.M7]+[.P7])" office:value-type="float" office:value="0.93486071039702" calcext:value-type="float">
            <text:p>0.9348607104</text:p>
          </table:table-cell>
          <table:table-cell table:formula="of:=2*[.N7]*[.Q7]/([.N7]+[.Q7])" office:value-type="float" office:value="0.0918252477387269" calcext:value-type="float">
            <text:p>0.0918252477</text:p>
          </table:table-cell>
          <table:table-cell table:formula="of:=2*[.O7]*[.R7]/([.O7]+[.R7])" office:value-type="float" office:value="0.0158940390248147" calcext:value-type="float">
            <text:p>0.015894039</text:p>
          </table:table-cell>
          <table:table-cell table:formula="of:=IF(AND([.U7]&gt;0;[.T7]&gt;0;[.S7] &gt; 0);3/(1/[.S7]+1/[.T7]+1/[.U7]);0)" office:value-type="float" office:value="0.0400659225504375" calcext:value-type="float">
            <text:p>0.0400659226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71333" calcext:value-type="float">
            <text:p>0.871333</text:p>
          </table:table-cell>
          <table:table-cell office:value-type="float" office:value="0.403456" calcext:value-type="float">
            <text:p>0.403456</text:p>
          </table:table-cell>
          <table:table-cell office:value-type="float" office:value="0.871436" calcext:value-type="float">
            <text:p>0.87143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506329" calcext:value-type="float">
            <text:p>0.00506329</text:p>
          </table:table-cell>
          <table:table-cell office:value-type="float" office:value="0" calcext:value-type="float">
            <text:p>0</text:p>
          </table:table-cell>
          <table:table-cell table:formula="of:=2*[.M8]*[.P8]/([.M8]+[.P8])" office:value-type="float" office:value="0.931219114251741" calcext:value-type="float">
            <text:p>0.9312191143</text:p>
          </table:table-cell>
          <table:table-cell table:formula="of:=2*[.N8]*[.Q8]/([.N8]+[.Q8])" office:value-type="float" office:value="0.0100502490498977" calcext:value-type="float">
            <text:p>0.010050249</text:p>
          </table:table-cell>
          <table:table-cell table:formula="of:=2*[.O8]*[.R8]/([.O8]+[.R8])" office:value-type="float" office:value="0" calcext:value-type="float">
            <text:p>0</text:p>
          </table:table-cell>
          <table:table-cell table:formula="of:=IF(AND([.U8]&gt;0;[.T8]&gt;0;[.S8] &gt; 0);3/(1/[.S8]+1/[.T8]+1/[.U8]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71333" calcext:value-type="float">
            <text:p>0.871333</text:p>
          </table:table-cell>
          <table:table-cell office:value-type="float" office:value="0.397412" calcext:value-type="float">
            <text:p>0.397412</text:p>
          </table:table-cell>
          <table:table-cell office:value-type="float" office:value="0.871436" calcext:value-type="float">
            <text:p>0.87143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506329" calcext:value-type="float">
            <text:p>0.00506329</text:p>
          </table:table-cell>
          <table:table-cell office:value-type="float" office:value="0" calcext:value-type="float">
            <text:p>0</text:p>
          </table:table-cell>
          <table:table-cell table:formula="of:=2*[.M9]*[.P9]/([.M9]+[.P9])" office:value-type="float" office:value="0.931219114251741" calcext:value-type="float">
            <text:p>0.9312191143</text:p>
          </table:table-cell>
          <table:table-cell table:formula="of:=2*[.N9]*[.Q9]/([.N9]+[.Q9])" office:value-type="float" office:value="0.0100502490498977" calcext:value-type="float">
            <text:p>0.010050249</text:p>
          </table:table-cell>
          <table:table-cell table:formula="of:=2*[.O9]*[.R9]/([.O9]+[.R9])" office:value-type="float" office:value="0" calcext:value-type="float">
            <text:p>0</text:p>
          </table:table-cell>
          <table:table-cell table:formula="of:=IF(AND([.U9]&gt;0;[.T9]&gt;0;[.S9] &gt; 0);3/(1/[.S9]+1/[.T9]+1/[.U9]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68917" calcext:value-type="float">
            <text:p>0.868917</text:p>
          </table:table-cell>
          <table:table-cell office:value-type="float" office:value="0.63557" calcext:value-type="float">
            <text:p>0.63557</text:p>
          </table:table-cell>
          <table:table-cell office:value-type="float" office:value="0.914828" calcext:value-type="float">
            <text:p>0.914828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421846" calcext:value-type="float">
            <text:p>0.421846</text:p>
          </table:table-cell>
          <table:table-cell office:value-type="float" office:value="0.962641" calcext:value-type="float">
            <text:p>0.962641</text:p>
          </table:table-cell>
          <table:table-cell office:value-type="float" office:value="0.162025" calcext:value-type="float">
            <text:p>0.162025</text:p>
          </table:table-cell>
          <table:table-cell office:value-type="float" office:value="0.301075" calcext:value-type="float">
            <text:p>0.301075</text:p>
          </table:table-cell>
          <table:table-cell table:formula="of:=2*[.M10]*[.P10]/([.M10]+[.P10])" office:value-type="float" office:value="0.938125679569676" calcext:value-type="float">
            <text:p>0.9381256796</text:p>
          </table:table-cell>
          <table:table-cell table:formula="of:=2*[.N10]*[.Q10]/([.N10]+[.Q10])" office:value-type="float" office:value="0.205457275250888" calcext:value-type="float">
            <text:p>0.2054572753</text:p>
          </table:table-cell>
          <table:table-cell table:formula="of:=2*[.O10]*[.R10]/([.O10]+[.R10])" office:value-type="float" office:value="0.351372513594155" calcext:value-type="float">
            <text:p>0.3513725136</text:p>
          </table:table-cell>
          <table:table-cell table:formula="of:=IF(AND([.U10]&gt;0;[.T10]&gt;0;[.S10] &gt; 0);3/(1/[.S10]+1/[.T10]+1/[.U10]);0)" office:value-type="float" office:value="0.341719523198369" calcext:value-type="float">
            <text:p>0.341719523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7" calcext:value-type="float">
            <text:p>0.87</text:p>
          </table:table-cell>
          <table:table-cell office:value-type="float" office:value="0.61103" calcext:value-type="float">
            <text:p>0.61103</text:p>
          </table:table-cell>
          <table:table-cell office:value-type="float" office:value="0.912157" calcext:value-type="float">
            <text:p>0.912157</text:p>
          </table:table-cell>
          <table:table-cell office:value-type="float" office:value="0.288566" calcext:value-type="float">
            <text:p>0.288566</text:p>
          </table:table-cell>
          <table:table-cell office:value-type="float" office:value="0.462604" calcext:value-type="float">
            <text:p>0.462604</text:p>
          </table:table-cell>
          <table:table-cell office:value-type="float" office:value="0.966367" calcext:value-type="float">
            <text:p>0.966367</text:p>
          </table:table-cell>
          <table:table-cell office:value-type="float" office:value="0.201266" calcext:value-type="float">
            <text:p>0.201266</text:p>
          </table:table-cell>
          <table:table-cell office:value-type="float" office:value="0.224462" calcext:value-type="float">
            <text:p>0.224462</text:p>
          </table:table-cell>
          <table:table-cell table:formula="of:=2*[.M11]*[.P11]/([.M11]+[.P11])" office:value-type="float" office:value="0.938479810339394" calcext:value-type="float">
            <text:p>0.9384798103</text:p>
          </table:table-cell>
          <table:table-cell table:formula="of:=2*[.N11]*[.Q11]/([.N11]+[.Q11])" office:value-type="float" office:value="0.237136506214375" calcext:value-type="float">
            <text:p>0.2371365062</text:p>
          </table:table-cell>
          <table:table-cell table:formula="of:=2*[.O11]*[.R11]/([.O11]+[.R11])" office:value-type="float" office:value="0.302262137983833" calcext:value-type="float">
            <text:p>0.302262138</text:p>
          </table:table-cell>
          <table:table-cell table:formula="of:=IF(AND([.U11]&gt;0;[.T11]&gt;0;[.S11] &gt; 0);3/(1/[.S11]+1/[.T11]+1/[.U11]);0)" office:value-type="float" office:value="0.349205905529054" calcext:value-type="float">
            <text:p>0.349205905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97083" calcext:value-type="float">
            <text:p>0.897083</text:p>
          </table:table-cell>
          <table:table-cell office:value-type="float" office:value="0.453369" calcext:value-type="float">
            <text:p>0.453369</text:p>
          </table:table-cell>
          <table:table-cell office:value-type="float" office:value="0.934707" calcext:value-type="float">
            <text:p>0.934707</text:p>
          </table:table-cell>
          <table:table-cell office:value-type="float" office:value="0.403087" calcext:value-type="float">
            <text:p>0.403087</text:p>
          </table:table-cell>
          <table:table-cell office:value-type="float" office:value="0.620843" calcext:value-type="float">
            <text:p>0.620843</text:p>
          </table:table-cell>
          <table:table-cell office:value-type="float" office:value="0.979455" calcext:value-type="float">
            <text:p>0.979455</text:p>
          </table:table-cell>
          <table:table-cell office:value-type="float" office:value="0.297468" calcext:value-type="float">
            <text:p>0.297468</text:p>
          </table:table-cell>
          <table:table-cell office:value-type="float" office:value="0.375839" calcext:value-type="float">
            <text:p>0.375839</text:p>
          </table:table-cell>
          <table:table-cell table:formula="of:=2*[.M12]*[.P12]/([.M12]+[.P12])" office:value-type="float" office:value="0.956557955580562" calcext:value-type="float">
            <text:p>0.9565579556</text:p>
          </table:table-cell>
          <table:table-cell table:formula="of:=2*[.N12]*[.Q12]/([.N12]+[.Q12])" office:value-type="float" office:value="0.342315688892378" calcext:value-type="float">
            <text:p>0.3423156889</text:p>
          </table:table-cell>
          <table:table-cell table:formula="of:=2*[.O12]*[.R12]/([.O12]+[.R12])" office:value-type="float" office:value="0.46822760374322" calcext:value-type="float">
            <text:p>0.4682276037</text:p>
          </table:table-cell>
          <table:table-cell table:formula="of:=IF(AND([.U12]&gt;0;[.T12]&gt;0;[.S12] &gt; 0);3/(1/[.S12]+1/[.T12]+1/[.U12]);0)" office:value-type="float" office:value="0.491609173359738" calcext:value-type="float">
            <text:p>0.491609173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97917" calcext:value-type="float">
            <text:p>0.897917</text:p>
          </table:table-cell>
          <table:table-cell office:value-type="float" office:value="0.412015" calcext:value-type="float">
            <text:p>0.412015</text:p>
          </table:table-cell>
          <table:table-cell office:value-type="float" office:value="0.948297" calcext:value-type="float">
            <text:p>0.948297</text:p>
          </table:table-cell>
          <table:table-cell office:value-type="float" office:value="0.396936" calcext:value-type="float">
            <text:p>0.396936</text:p>
          </table:table-cell>
          <table:table-cell office:value-type="float" office:value="0.580247" calcext:value-type="float">
            <text:p>0.580247</text:p>
          </table:table-cell>
          <table:table-cell office:value-type="float" office:value="0.970951" calcext:value-type="float">
            <text:p>0.970951</text:p>
          </table:table-cell>
          <table:table-cell office:value-type="float" office:value="0.360759" calcext:value-type="float">
            <text:p>0.360759</text:p>
          </table:table-cell>
          <table:table-cell office:value-type="float" office:value="0.441611" calcext:value-type="float">
            <text:p>0.441611</text:p>
          </table:table-cell>
          <table:table-cell table:formula="of:=2*[.M13]*[.P13]/([.M13]+[.P13])" office:value-type="float" office:value="0.959490300833451" calcext:value-type="float">
            <text:p>0.9594903008</text:p>
          </table:table-cell>
          <table:table-cell table:formula="of:=2*[.N13]*[.Q13]/([.N13]+[.Q13])" office:value-type="float" office:value="0.377983844222279" calcext:value-type="float">
            <text:p>0.3779838442</text:p>
          </table:table-cell>
          <table:table-cell table:formula="of:=2*[.O13]*[.R13]/([.O13]+[.R13])" office:value-type="float" office:value="0.501524591316993" calcext:value-type="float">
            <text:p>0.5015245913</text:p>
          </table:table-cell>
          <table:table-cell table:formula="of:=IF(AND([.U13]&gt;0;[.T13]&gt;0;[.S13] &gt; 0);3/(1/[.S13]+1/[.T13]+1/[.U13]);0)" office:value-type="float" office:value="0.528005786653557" calcext:value-type="float">
            <text:p>0.528005786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9375" calcext:value-type="float">
            <text:p>0.89375</text:p>
          </table:table-cell>
          <table:table-cell office:value-type="float" office:value="0.418575" calcext:value-type="float">
            <text:p>0.418575</text:p>
          </table:table-cell>
          <table:table-cell office:value-type="float" office:value="0.951684" calcext:value-type="float">
            <text:p>0.951684</text:p>
          </table:table-cell>
          <table:table-cell office:value-type="float" office:value="0.394649" calcext:value-type="float">
            <text:p>0.394649</text:p>
          </table:table-cell>
          <table:table-cell office:value-type="float" office:value="0.501863" calcext:value-type="float">
            <text:p>0.501863</text:p>
          </table:table-cell>
          <table:table-cell office:value-type="float" office:value="0.963688" calcext:value-type="float">
            <text:p>0.963688</text:p>
          </table:table-cell>
          <table:table-cell office:value-type="float" office:value="0.298734" calcext:value-type="float">
            <text:p>0.298734</text:p>
          </table:table-cell>
          <table:table-cell office:value-type="float" office:value="0.542282" calcext:value-type="float">
            <text:p>0.542282</text:p>
          </table:table-cell>
          <table:table-cell table:formula="of:=2*[.M14]*[.P14]/([.M14]+[.P14])" office:value-type="float" office:value="0.957648384326387" calcext:value-type="float">
            <text:p>0.9576483843</text:p>
          </table:table-cell>
          <table:table-cell table:formula="of:=2*[.N14]*[.Q14]/([.N14]+[.Q14])" office:value-type="float" office:value="0.3400575853922" calcext:value-type="float">
            <text:p>0.3400575854</text:p>
          </table:table-cell>
          <table:table-cell table:formula="of:=2*[.O14]*[.R14]/([.O14]+[.R14])" office:value-type="float" office:value="0.521290187408837" calcext:value-type="float">
            <text:p>0.5212901874</text:p>
          </table:table-cell>
          <table:table-cell table:formula="of:=IF(AND([.U14]&gt;0;[.T14]&gt;0;[.S14] &gt; 0);3/(1/[.S14]+1/[.T14]+1/[.U14]);0)" office:value-type="float" office:value="0.508197191958487" calcext:value-type="float">
            <text:p>0.50819719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97" calcext:value-type="float">
            <text:p>0.897</text:p>
          </table:table-cell>
          <table:table-cell office:value-type="float" office:value="0.423071" calcext:value-type="float">
            <text:p>0.423071</text:p>
          </table:table-cell>
          <table:table-cell office:value-type="float" office:value="0.949336" calcext:value-type="float">
            <text:p>0.949336</text:p>
          </table:table-cell>
          <table:table-cell office:value-type="float" office:value="0.389549" calcext:value-type="float">
            <text:p>0.389549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970473" calcext:value-type="float">
            <text:p>0.970473</text:p>
          </table:table-cell>
          <table:table-cell office:value-type="float" office:value="0.41519" calcext:value-type="float">
            <text:p>0.41519</text:p>
          </table:table-cell>
          <table:table-cell office:value-type="float" office:value="0.375839" calcext:value-type="float">
            <text:p>0.375839</text:p>
          </table:table-cell>
          <table:table-cell table:formula="of:=2*[.M15]*[.P15]/([.M15]+[.P15])" office:value-type="float" office:value="0.959788141349478" calcext:value-type="float">
            <text:p>0.9597881413</text:p>
          </table:table-cell>
          <table:table-cell table:formula="of:=2*[.N15]*[.Q15]/([.N15]+[.Q15])" office:value-type="float" office:value="0.401961006761198" calcext:value-type="float">
            <text:p>0.4019610068</text:p>
          </table:table-cell>
          <table:table-cell table:formula="of:=2*[.O15]*[.R15]/([.O15]+[.R15])" office:value-type="float" office:value="0.464730448270503" calcext:value-type="float">
            <text:p>0.4647304483</text:p>
          </table:table-cell>
          <table:table-cell table:formula="of:=IF(AND([.U15]&gt;0;[.T15]&gt;0;[.S15] &gt; 0);3/(1/[.S15]+1/[.T15]+1/[.U15]);0)" office:value-type="float" office:value="0.528030955964213" calcext:value-type="float">
            <text:p>0.528030956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91667" calcext:value-type="float">
            <text:p>0.891667</text:p>
          </table:table-cell>
          <table:table-cell office:value-type="float" office:value="0.421738" calcext:value-type="float">
            <text:p>0.421738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365566" calcext:value-type="float">
            <text:p>0.365566</text:p>
          </table:table-cell>
          <table:table-cell office:value-type="float" office:value="0.56998" calcext:value-type="float">
            <text:p>0.56998</text:p>
          </table:table-cell>
          <table:table-cell office:value-type="float" office:value="0.966351" calcext:value-type="float">
            <text:p>0.966351</text:p>
          </table:table-cell>
          <table:table-cell office:value-type="float" office:value="0.392405" calcext:value-type="float">
            <text:p>0.392405</text:p>
          </table:table-cell>
          <table:table-cell office:value-type="float" office:value="0.375167" calcext:value-type="float">
            <text:p>0.375167</text:p>
          </table:table-cell>
          <table:table-cell table:formula="of:=2*[.M16]*[.P16]/([.M16]+[.P16])" office:value-type="float" office:value="0.957291353706043" calcext:value-type="float">
            <text:p>0.9572913537</text:p>
          </table:table-cell>
          <table:table-cell table:formula="of:=2*[.N16]*[.Q16]/([.N16]+[.Q16])" office:value-type="float" office:value="0.378510328838438" calcext:value-type="float">
            <text:p>0.3785103288</text:p>
          </table:table-cell>
          <table:table-cell table:formula="of:=2*[.O16]*[.R16]/([.O16]+[.R16])" office:value-type="float" office:value="0.452496144324639" calcext:value-type="float">
            <text:p>0.4524961443</text:p>
          </table:table-cell>
          <table:table-cell table:formula="of:=IF(AND([.U16]&gt;0;[.T16]&gt;0;[.S16] &gt; 0);3/(1/[.S16]+1/[.T16]+1/[.U16]);0)" office:value-type="float" office:value="0.508775230980056" calcext:value-type="float">
            <text:p>0.508775231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94083" calcext:value-type="float">
            <text:p>0.894083</text:p>
          </table:table-cell>
          <table:table-cell office:value-type="float" office:value="0.404466" calcext:value-type="float">
            <text:p>0.404466</text:p>
          </table:table-cell>
          <table:table-cell office:value-type="float" office:value="0.952826" calcext:value-type="float">
            <text:p>0.952826</text:p>
          </table:table-cell>
          <table:table-cell office:value-type="float" office:value="0.376344" calcext:value-type="float">
            <text:p>0.376344</text:p>
          </table:table-cell>
          <table:table-cell office:value-type="float" office:value="0.59448" calcext:value-type="float">
            <text:p>0.59448</text:p>
          </table:table-cell>
          <table:table-cell office:value-type="float" office:value="0.965395" calcext:value-type="float">
            <text:p>0.965395</text:p>
          </table:table-cell>
          <table:table-cell office:value-type="float" office:value="0.443038" calcext:value-type="float">
            <text:p>0.443038</text:p>
          </table:table-cell>
          <table:table-cell office:value-type="float" office:value="0.373832" calcext:value-type="float">
            <text:p>0.373832</text:p>
          </table:table-cell>
          <table:table-cell table:formula="of:=2*[.M17]*[.P17]/([.M17]+[.P17])" office:value-type="float" office:value="0.959069321282584" calcext:value-type="float">
            <text:p>0.9590693213</text:p>
          </table:table-cell>
          <table:table-cell table:formula="of:=2*[.N17]*[.Q17]/([.N17]+[.Q17])" office:value-type="float" office:value="0.40697670457003" calcext:value-type="float">
            <text:p>0.4069767046</text:p>
          </table:table-cell>
          <table:table-cell table:formula="of:=2*[.O17]*[.R17]/([.O17]+[.R17])" office:value-type="float" office:value="0.459016613157743" calcext:value-type="float">
            <text:p>0.4590166132</text:p>
          </table:table-cell>
          <table:table-cell table:formula="of:=IF(AND([.U17]&gt;0;[.T17]&gt;0;[.S17] &gt; 0);3/(1/[.S17]+1/[.T17]+1/[.U17]);0)" office:value-type="float" office:value="0.528318675254261" calcext:value-type="float">
            <text:p>0.5283186753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8425" calcext:value-type="float">
            <text:p>0.88425</text:p>
          </table:table-cell>
          <table:table-cell office:value-type="float" office:value="0.477358" calcext:value-type="float">
            <text:p>0.477358</text:p>
          </table:table-cell>
          <table:table-cell office:value-type="float" office:value="0.932584" calcext:value-type="float">
            <text:p>0.932584</text:p>
          </table:table-cell>
          <table:table-cell office:value-type="float" office:value="0.370899" calcext:value-type="float">
            <text:p>0.370899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0.968069" calcext:value-type="float">
            <text:p>0.968069</text:p>
          </table:table-cell>
          <table:table-cell office:value-type="float" office:value="0.329114" calcext:value-type="float">
            <text:p>0.329114</text:p>
          </table:table-cell>
          <table:table-cell office:value-type="float" office:value="0.3" calcext:value-type="float">
            <text:p>0.3</text:p>
          </table:table-cell>
          <table:table-cell table:formula="of:=2*[.M18]*[.P18]/([.M18]+[.P18])" office:value-type="float" office:value="0.949995249312736" calcext:value-type="float">
            <text:p>0.9499952493</text:p>
          </table:table-cell>
          <table:table-cell table:formula="of:=2*[.N18]*[.Q18]/([.N18]+[.Q18])" office:value-type="float" office:value="0.348759390142754" calcext:value-type="float">
            <text:p>0.3487593901</text:p>
          </table:table-cell>
          <table:table-cell table:formula="of:=2*[.O18]*[.R18]/([.O18]+[.R18])" office:value-type="float" office:value="0.377833730764104" calcext:value-type="float">
            <text:p>0.3778337308</text:p>
          </table:table-cell>
          <table:table-cell table:formula="of:=IF(AND([.U18]&gt;0;[.T18]&gt;0;[.S18] &gt; 0);3/(1/[.S18]+1/[.T18]+1/[.U18]);0)" office:value-type="float" office:value="0.456856735947005" calcext:value-type="float">
            <text:p>0.456856735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86833" calcext:value-type="float">
            <text:p>0.886833</text:p>
          </table:table-cell>
          <table:table-cell office:value-type="float" office:value="0.460433" calcext:value-type="float">
            <text:p>0.460433</text:p>
          </table:table-cell>
          <table:table-cell office:value-type="float" office:value="0.936639" calcext:value-type="float">
            <text:p>0.936639</text:p>
          </table:table-cell>
          <table:table-cell office:value-type="float" office:value="0.372414" calcext:value-type="float">
            <text:p>0.372414</text:p>
          </table:table-cell>
          <table:table-cell office:value-type="float" office:value="0.530172" calcext:value-type="float">
            <text:p>0.530172</text:p>
          </table:table-cell>
          <table:table-cell office:value-type="float" office:value="0.968069" calcext:value-type="float">
            <text:p>0.968069</text:p>
          </table:table-cell>
          <table:table-cell office:value-type="float" office:value="0.341772" calcext:value-type="float">
            <text:p>0.341772</text:p>
          </table:table-cell>
          <table:table-cell office:value-type="float" office:value="0.328" calcext:value-type="float">
            <text:p>0.328</text:p>
          </table:table-cell>
          <table:table-cell table:formula="of:=2*[.M19]*[.P19]/([.M19]+[.P19])" office:value-type="float" office:value="0.952094683375089" calcext:value-type="float">
            <text:p>0.9520946834</text:p>
          </table:table-cell>
          <table:table-cell table:formula="of:=2*[.N19]*[.Q19]/([.N19]+[.Q19])" office:value-type="float" office:value="0.356435655719938" calcext:value-type="float">
            <text:p>0.3564356557</text:p>
          </table:table-cell>
          <table:table-cell table:formula="of:=2*[.O19]*[.R19]/([.O19]+[.R19])" office:value-type="float" office:value="0.405271707769538" calcext:value-type="float">
            <text:p>0.4052717078</text:p>
          </table:table-cell>
          <table:table-cell table:formula="of:=IF(AND([.U19]&gt;0;[.T19]&gt;0;[.S19] &gt; 0);3/(1/[.S19]+1/[.T19]+1/[.U19]);0)" office:value-type="float" office:value="0.474431946945344" calcext:value-type="float">
            <text:p>0.474431946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74667" calcext:value-type="float">
            <text:p>0.874667</text:p>
          </table:table-cell>
          <table:table-cell office:value-type="float" office:value="0.3787" calcext:value-type="float">
            <text:p>0.3787</text:p>
          </table:table-cell>
          <table:table-cell office:value-type="float" office:value="0.893854" calcext:value-type="float">
            <text:p>0.893854</text:p>
          </table:table-cell>
          <table:table-cell office:value-type="float" office:value="0.339223" calcext:value-type="float">
            <text:p>0.339223</text:p>
          </table:table-cell>
          <table:table-cell office:value-type="float" office:value="0.398649" calcext:value-type="float">
            <text:p>0.398649</text:p>
          </table:table-cell>
          <table:table-cell office:value-type="float" office:value="0.988057" calcext:value-type="float">
            <text:p>0.988057</text:p>
          </table:table-cell>
          <table:table-cell office:value-type="float" office:value="0.121519" calcext:value-type="float">
            <text:p>0.121519</text:p>
          </table:table-cell>
          <table:table-cell office:value-type="float" office:value="0.0793011" calcext:value-type="float">
            <text:p>0.0793011</text:p>
          </table:table-cell>
          <table:table-cell table:formula="of:=2*[.M20]*[.P20]/([.M20]+[.P20])" office:value-type="float" office:value="0.938597735682506" calcext:value-type="float">
            <text:p>0.9385977357</text:p>
          </table:table-cell>
          <table:table-cell table:formula="of:=2*[.N20]*[.Q20]/([.N20]+[.Q20])" office:value-type="float" office:value="0.178937625556168" calcext:value-type="float">
            <text:p>0.1789376256</text:p>
          </table:table-cell>
          <table:table-cell table:formula="of:=2*[.O20]*[.R20]/([.O20]+[.R20])" office:value-type="float" office:value="0.132287049271043" calcext:value-type="float">
            <text:p>0.1322870493</text:p>
          </table:table-cell>
          <table:table-cell table:formula="of:=IF(AND([.U20]&gt;0;[.T20]&gt;0;[.S20] &gt; 0);3/(1/[.S20]+1/[.T20]+1/[.U20]);0)" office:value-type="float" office:value="0.21107024492463" calcext:value-type="float">
            <text:p>0.211070244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75083" calcext:value-type="float">
            <text:p>0.875083</text:p>
          </table:table-cell>
          <table:table-cell office:value-type="float" office:value="0.370362" calcext:value-type="float">
            <text:p>0.370362</text:p>
          </table:table-cell>
          <table:table-cell office:value-type="float" office:value="0.899729" calcext:value-type="float">
            <text:p>0.899729</text:p>
          </table:table-cell>
          <table:table-cell office:value-type="float" office:value="0.341317" calcext:value-type="float">
            <text:p>0.341317</text:p>
          </table:table-cell>
          <table:table-cell office:value-type="float" office:value="0.396313" calcext:value-type="float">
            <text:p>0.396313</text:p>
          </table:table-cell>
          <table:table-cell office:value-type="float" office:value="0.984235" calcext:value-type="float">
            <text:p>0.984235</text:p>
          </table:table-cell>
          <table:table-cell office:value-type="float" office:value="0.144304" calcext:value-type="float">
            <text:p>0.144304</text:p>
          </table:table-cell>
          <table:table-cell office:value-type="float" office:value="0.115591" calcext:value-type="float">
            <text:p>0.115591</text:p>
          </table:table-cell>
          <table:table-cell table:formula="of:=2*[.M21]*[.P21]/([.M21]+[.P21])" office:value-type="float" office:value="0.940086723859904" calcext:value-type="float">
            <text:p>0.9400867239</text:p>
          </table:table-cell>
          <table:table-cell table:formula="of:=2*[.N21]*[.Q21]/([.N21]+[.Q21])" office:value-type="float" office:value="0.202847110680963" calcext:value-type="float">
            <text:p>0.2028471107</text:p>
          </table:table-cell>
          <table:table-cell table:formula="of:=2*[.O21]*[.R21]/([.O21]+[.R21])" office:value-type="float" office:value="0.178979714880134" calcext:value-type="float">
            <text:p>0.1789797149</text:p>
          </table:table-cell>
          <table:table-cell table:formula="of:=IF(AND([.U21]&gt;0;[.T21]&gt;0;[.S21] &gt; 0);3/(1/[.S21]+1/[.T21]+1/[.U21]);0)" office:value-type="float" office:value="0.25904994740094" calcext:value-type="float">
            <text:p>0.259049947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95333" calcext:value-type="float">
            <text:p>0.895333</text:p>
          </table:table-cell>
          <table:table-cell office:value-type="float" office:value="0.282881" calcext:value-type="float">
            <text:p>0.282881</text:p>
          </table:table-cell>
          <table:table-cell office:value-type="float" office:value="0.925395" calcext:value-type="float">
            <text:p>0.925395</text:p>
          </table:table-cell>
          <table:table-cell office:value-type="float" office:value="0.447257" calcext:value-type="float">
            <text:p>0.447257</text:p>
          </table:table-cell>
          <table:table-cell office:value-type="float" office:value="0.566845" calcext:value-type="float">
            <text:p>0.566845</text:p>
          </table:table-cell>
          <table:table-cell office:value-type="float" office:value="0.986144" calcext:value-type="float">
            <text:p>0.986144</text:p>
          </table:table-cell>
          <table:table-cell office:value-type="float" office:value="0.268354" calcext:value-type="float">
            <text:p>0.268354</text:p>
          </table:table-cell>
          <table:table-cell office:value-type="float" office:value="0.284564" calcext:value-type="float">
            <text:p>0.284564</text:p>
          </table:table-cell>
          <table:table-cell table:formula="of:=2*[.M22]*[.P22]/([.M22]+[.P22])" office:value-type="float" office:value="0.954804193772662" calcext:value-type="float">
            <text:p>0.9548041938</text:p>
          </table:table-cell>
          <table:table-cell table:formula="of:=2*[.N22]*[.Q22]/([.N22]+[.Q22])" office:value-type="float" office:value="0.335442593749956" calcext:value-type="float">
            <text:p>0.3354425937</text:p>
          </table:table-cell>
          <table:table-cell table:formula="of:=2*[.O22]*[.R22]/([.O22]+[.R22])" office:value-type="float" office:value="0.37890997295072" calcext:value-type="float">
            <text:p>0.378909973</text:p>
          </table:table-cell>
          <table:table-cell table:formula="of:=IF(AND([.U22]&gt;0;[.T22]&gt;0;[.S22] &gt; 0);3/(1/[.S22]+1/[.T22]+1/[.U22]);0)" office:value-type="float" office:value="0.44993562499552" calcext:value-type="float">
            <text:p>0.44993562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89167" calcext:value-type="float">
            <text:p>0.889167</text:p>
          </table:table-cell>
          <table:table-cell office:value-type="float" office:value="0.314043" calcext:value-type="float">
            <text:p>0.314043</text:p>
          </table:table-cell>
          <table:table-cell office:value-type="float" office:value="0.907936" calcext:value-type="float">
            <text:p>0.907936</text:p>
          </table:table-cell>
          <table:table-cell office:value-type="float" office:value="0.475155" calcext:value-type="float">
            <text:p>0.475155</text:p>
          </table:table-cell>
          <table:table-cell office:value-type="float" office:value="0.580153" calcext:value-type="float">
            <text:p>0.580153</text:p>
          </table:table-cell>
          <table:table-cell office:value-type="float" office:value="0.990444" calcext:value-type="float">
            <text:p>0.990444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204027" calcext:value-type="float">
            <text:p>0.204027</text:p>
          </table:table-cell>
          <table:table-cell table:formula="of:=2*[.M23]*[.P23]/([.M23]+[.P23])" office:value-type="float" office:value="0.947397005429893" calcext:value-type="float">
            <text:p>0.9473970054</text:p>
          </table:table-cell>
          <table:table-cell table:formula="of:=2*[.N23]*[.Q23]/([.N23]+[.Q23])" office:value-type="float" office:value="0.275179924240385" calcext:value-type="float">
            <text:p>0.2751799242</text:p>
          </table:table-cell>
          <table:table-cell table:formula="of:=2*[.O23]*[.R23]/([.O23]+[.R23])" office:value-type="float" office:value="0.301887005868551" calcext:value-type="float">
            <text:p>0.3018870059</text:p>
          </table:table-cell>
          <table:table-cell table:formula="of:=IF(AND([.U23]&gt;0;[.T23]&gt;0;[.S23] &gt; 0);3/(1/[.S23]+1/[.T23]+1/[.U23]);0)" office:value-type="float" office:value="0.374905926983798" calcext:value-type="float">
            <text:p>0.37490592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8825" calcext:value-type="float">
            <text:p>0.88825</text:p>
          </table:table-cell>
          <table:table-cell office:value-type="float" office:value="0.327999" calcext:value-type="float">
            <text:p>0.327999</text:p>
          </table:table-cell>
          <table:table-cell office:value-type="float" office:value="0.909027" calcext:value-type="float">
            <text:p>0.909027</text:p>
          </table:table-cell>
          <table:table-cell office:value-type="float" office:value="0.465426" calcext:value-type="float">
            <text:p>0.465426</text:p>
          </table:table-cell>
          <table:table-cell office:value-type="float" office:value="0.542222" calcext:value-type="float">
            <text:p>0.542222</text:p>
          </table:table-cell>
          <table:table-cell office:value-type="float" office:value="0.990158" calcext:value-type="float">
            <text:p>0.990158</text:p>
          </table:table-cell>
          <table:table-cell office:value-type="float" office:value="0.221519" calcext:value-type="float">
            <text:p>0.221519</text:p>
          </table:table-cell>
          <table:table-cell office:value-type="float" office:value="0.163758" calcext:value-type="float">
            <text:p>0.163758</text:p>
          </table:table-cell>
          <table:table-cell table:formula="of:=2*[.M24]*[.P24]/([.M24]+[.P24])" office:value-type="float" office:value="0.947859588471897" calcext:value-type="float">
            <text:p>0.9478595885</text:p>
          </table:table-cell>
          <table:table-cell table:formula="of:=2*[.N24]*[.Q24]/([.N24]+[.Q24])" office:value-type="float" office:value="0.300171635557432" calcext:value-type="float">
            <text:p>0.3001716356</text:p>
          </table:table-cell>
          <table:table-cell table:formula="of:=2*[.O24]*[.R24]/([.O24]+[.R24])" office:value-type="float" office:value="0.251545908597977" calcext:value-type="float">
            <text:p>0.2515459086</text:p>
          </table:table-cell>
          <table:table-cell table:formula="of:=IF(AND([.U24]&gt;0;[.T24]&gt;0;[.S24] &gt; 0);3/(1/[.S24]+1/[.T24]+1/[.U24]);0)" office:value-type="float" office:value="0.358772134711441" calcext:value-type="float">
            <text:p>0.358772134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91417" calcext:value-type="float">
            <text:p>0.891417</text:p>
          </table:table-cell>
          <table:table-cell office:value-type="float" office:value="0.307543" calcext:value-type="float">
            <text:p>0.307543</text:p>
          </table:table-cell>
          <table:table-cell office:value-type="float" office:value="0.914308" calcext:value-type="float">
            <text:p>0.914308</text:p>
          </table:table-cell>
          <table:table-cell office:value-type="float" office:value="0.49005" calcext:value-type="float">
            <text:p>0.49005</text:p>
          </table:table-cell>
          <table:table-cell office:value-type="float" office:value="0.555172" calcext:value-type="float">
            <text:p>0.555172</text:p>
          </table:table-cell>
          <table:table-cell office:value-type="float" office:value="0.98796" calcext:value-type="float">
            <text:p>0.98796</text:p>
          </table:table-cell>
          <table:table-cell office:value-type="float" office:value="0.249367" calcext:value-type="float">
            <text:p>0.249367</text:p>
          </table:table-cell>
          <table:table-cell office:value-type="float" office:value="0.216107" calcext:value-type="float">
            <text:p>0.216107</text:p>
          </table:table-cell>
          <table:table-cell table:formula="of:=2*[.M25]*[.P25]/([.M25]+[.P25])" office:value-type="float" office:value="0.949708171172516" calcext:value-type="float">
            <text:p>0.9497081712</text:p>
          </table:table-cell>
          <table:table-cell table:formula="of:=2*[.N25]*[.Q25]/([.N25]+[.Q25])" office:value-type="float" office:value="0.33053689149695" calcext:value-type="float">
            <text:p>0.3305368915</text:p>
          </table:table-cell>
          <table:table-cell table:formula="of:=2*[.O25]*[.R25]/([.O25]+[.R25])" office:value-type="float" office:value="0.311110649723382" calcext:value-type="float">
            <text:p>0.3111106497</text:p>
          </table:table-cell>
          <table:table-cell table:formula="of:=IF(AND([.U25]&gt;0;[.T25]&gt;0;[.S25] &gt; 0);3/(1/[.S25]+1/[.T25]+1/[.U25]);0)" office:value-type="float" office:value="0.411374424921894" calcext:value-type="float">
            <text:p>0.411374424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88583" calcext:value-type="float">
            <text:p>0.888583</text:p>
          </table:table-cell>
          <table:table-cell office:value-type="float" office:value="0.335963" calcext:value-type="float">
            <text:p>0.335963</text:p>
          </table:table-cell>
          <table:table-cell office:value-type="float" office:value="0.906863" calcext:value-type="float">
            <text:p>0.906863</text:p>
          </table:table-cell>
          <table:table-cell office:value-type="float" office:value="0.506211" calcext:value-type="float">
            <text:p>0.506211</text:p>
          </table:table-cell>
          <table:table-cell office:value-type="float" office:value="0.551181" calcext:value-type="float">
            <text:p>0.551181</text:p>
          </table:table-cell>
          <table:table-cell office:value-type="float" office:value="0.990345" calcext:value-type="float">
            <text:p>0.990345</text:p>
          </table:table-cell>
          <table:table-cell office:value-type="float" office:value="0.206329" calcext:value-type="float">
            <text:p>0.206329</text:p>
          </table:table-cell>
          <table:table-cell office:value-type="float" office:value="0.186916" calcext:value-type="float">
            <text:p>0.186916</text:p>
          </table:table-cell>
          <table:table-cell table:formula="of:=2*[.M26]*[.P26]/([.M26]+[.P26])" office:value-type="float" office:value="0.946767289337806" calcext:value-type="float">
            <text:p>0.9467672893</text:p>
          </table:table-cell>
          <table:table-cell table:formula="of:=2*[.N26]*[.Q26]/([.N26]+[.Q26])" office:value-type="float" office:value="0.293165322421197" calcext:value-type="float">
            <text:p>0.2931653224</text:p>
          </table:table-cell>
          <table:table-cell table:formula="of:=2*[.O26]*[.R26]/([.O26]+[.R26])" office:value-type="float" office:value="0.279162624413864" calcext:value-type="float">
            <text:p>0.2791626244</text:p>
          </table:table-cell>
          <table:table-cell table:formula="of:=IF(AND([.U26]&gt;0;[.T26]&gt;0;[.S26] &gt; 0);3/(1/[.S26]+1/[.T26]+1/[.U26]);0)" office:value-type="float" office:value="0.372698039171376" calcext:value-type="float">
            <text:p>0.372698039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9175" calcext:value-type="float">
            <text:p>0.89175</text:p>
          </table:table-cell>
          <table:table-cell office:value-type="float" office:value="0.317331" calcext:value-type="float">
            <text:p>0.317331</text:p>
          </table:table-cell>
          <table:table-cell office:value-type="float" office:value="0.911643" calcext:value-type="float">
            <text:p>0.911643</text:p>
          </table:table-cell>
          <table:table-cell office:value-type="float" office:value="0.513433" calcext:value-type="float">
            <text:p>0.513433</text:p>
          </table:table-cell>
          <table:table-cell office:value-type="float" office:value="0.562914" calcext:value-type="float">
            <text:p>0.562914</text:p>
          </table:table-cell>
          <table:table-cell office:value-type="float" office:value="0.99025" calcext:value-type="float">
            <text:p>0.99025</text:p>
          </table:table-cell>
          <table:table-cell office:value-type="float" office:value="0.217722" calcext:value-type="float">
            <text:p>0.217722</text:p>
          </table:table-cell>
          <table:table-cell office:value-type="float" office:value="0.226969" calcext:value-type="float">
            <text:p>0.226969</text:p>
          </table:table-cell>
          <table:table-cell table:formula="of:=2*[.M27]*[.P27]/([.M27]+[.P27])" office:value-type="float" office:value="0.949322049926047" calcext:value-type="float">
            <text:p>0.9493220499</text:p>
          </table:table-cell>
          <table:table-cell table:formula="of:=2*[.N27]*[.Q27]/([.N27]+[.Q27])" office:value-type="float" office:value="0.305778281283722" calcext:value-type="float">
            <text:p>0.3057782813</text:p>
          </table:table-cell>
          <table:table-cell table:formula="of:=2*[.O27]*[.R27]/([.O27]+[.R27])" office:value-type="float" office:value="0.323501145526616" calcext:value-type="float">
            <text:p>0.3235011455</text:p>
          </table:table-cell>
          <table:table-cell table:formula="of:=IF(AND([.U27]&gt;0;[.T27]&gt;0;[.S27] &gt; 0);3/(1/[.S27]+1/[.T27]+1/[.U27]);0)" office:value-type="float" office:value="0.404590433375896" calcext:value-type="float">
            <text:p>0.404590433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84417" calcext:value-type="float">
            <text:p>0.884417</text:p>
          </table:table-cell>
          <table:table-cell office:value-type="float" office:value="0.36275" calcext:value-type="float">
            <text:p>0.36275</text:p>
          </table:table-cell>
          <table:table-cell office:value-type="float" office:value="0.898238" calcext:value-type="float">
            <text:p>0.898238</text:p>
          </table:table-cell>
          <table:table-cell office:value-type="float" office:value="0.490119" calcext:value-type="float">
            <text:p>0.490119</text:p>
          </table:table-cell>
          <table:table-cell office:value-type="float" office:value="0.532164" calcext:value-type="float">
            <text:p>0.532164</text:p>
          </table:table-cell>
          <table:table-cell office:value-type="float" office:value="0.994073" calcext:value-type="float">
            <text:p>0.994073</text:p>
          </table:table-cell>
          <table:table-cell office:value-type="float" office:value="0.156962" calcext:value-type="float">
            <text:p>0.156962</text:p>
          </table:table-cell>
          <table:table-cell office:value-type="float" office:value="0.121333" calcext:value-type="float">
            <text:p>0.121333</text:p>
          </table:table-cell>
          <table:table-cell table:formula="of:=2*[.M28]*[.P28]/([.M28]+[.P28])" office:value-type="float" office:value="0.943728745828778" calcext:value-type="float">
            <text:p>0.9437287458</text:p>
          </table:table-cell>
          <table:table-cell table:formula="of:=2*[.N28]*[.Q28]/([.N28]+[.Q28])" office:value-type="float" office:value="0.2377756678932" calcext:value-type="float">
            <text:p>0.2377756679</text:p>
          </table:table-cell>
          <table:table-cell table:formula="of:=2*[.O28]*[.R28]/([.O28]+[.R28])" office:value-type="float" office:value="0.197610867722423" calcext:value-type="float">
            <text:p>0.1976108677</text:p>
          </table:table-cell>
          <table:table-cell table:formula="of:=IF(AND([.U28]&gt;0;[.T28]&gt;0;[.S28] &gt; 0);3/(1/[.S28]+1/[.T28]+1/[.U28]);0)" office:value-type="float" office:value="0.290536591729492" calcext:value-type="float">
            <text:p>0.290536591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88" calcext:value-type="float">
            <text:p>0.888</text:p>
          </table:table-cell>
          <table:table-cell office:value-type="float" office:value="0.342598" calcext:value-type="float">
            <text:p>0.342598</text:p>
          </table:table-cell>
          <table:table-cell office:value-type="float" office:value="0.907174" calcext:value-type="float">
            <text:p>0.907174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554167" calcext:value-type="float">
            <text:p>0.554167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194937" calcext:value-type="float">
            <text:p>0.194937</text:p>
          </table:table-cell>
          <table:table-cell office:value-type="float" office:value="0.177333" calcext:value-type="float">
            <text:p>0.177333</text:p>
          </table:table-cell>
          <table:table-cell table:formula="of:=2*[.M29]*[.P29]/([.M29]+[.P29])" office:value-type="float" office:value="0.947373086173421" calcext:value-type="float">
            <text:p>0.9473730862</text:p>
          </table:table-cell>
          <table:table-cell table:formula="of:=2*[.N29]*[.Q29]/([.N29]+[.Q29])" office:value-type="float" office:value="0.275000347576496" calcext:value-type="float">
            <text:p>0.2750003476</text:p>
          </table:table-cell>
          <table:table-cell table:formula="of:=2*[.O29]*[.R29]/([.O29]+[.R29])" office:value-type="float" office:value="0.268686525252221" calcext:value-type="float">
            <text:p>0.2686865253</text:p>
          </table:table-cell>
          <table:table-cell table:formula="of:=IF(AND([.U29]&gt;0;[.T29]&gt;0;[.S29] &gt; 0);3/(1/[.S29]+1/[.T29]+1/[.U29]);0)" office:value-type="float" office:value="0.356560531544728" calcext:value-type="float">
            <text:p>0.356560531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403299" calcext:value-type="float">
            <text:p>0.403299</text:p>
          </table:table-cell>
          <table:table-cell office:value-type="float" office:value="0.871748" calcext:value-type="float">
            <text:p>0.871748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0.999904" calcext:value-type="float">
            <text:p>0.999904</text:p>
          </table:table-cell>
          <table:table-cell office:value-type="float" office:value="0.00507614" calcext:value-type="float">
            <text:p>0.00507614</text:p>
          </table:table-cell>
          <table:table-cell office:value-type="float" office:value="0" calcext:value-type="float">
            <text:p>0</text:p>
          </table:table-cell>
          <table:table-cell table:formula="of:=2*[.M30]*[.P30]/([.M30]+[.P30])" office:value-type="float" office:value="0.931438442821636" calcext:value-type="float">
            <text:p>0.9314384428</text:p>
          </table:table-cell>
          <table:table-cell table:formula="of:=2*[.N30]*[.Q30]/([.N30]+[.Q30])" office:value-type="float" office:value="0.010050247077599" calcext:value-type="float">
            <text:p>0.0100502471</text:p>
          </table:table-cell>
          <table:table-cell table:formula="of:=2*[.O30]*[.R30]/([.O30]+[.R30])" office:value-type="float" office:value="0" calcext:value-type="float">
            <text:p>0</text:p>
          </table:table-cell>
          <table:table-cell table:formula="of:=IF(AND([.U30]&gt;0;[.T30]&gt;0;[.S30] &gt; 0);3/(1/[.S30]+1/[.T30]+1/[.U30]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391511" calcext:value-type="float">
            <text:p>0.391511</text:p>
          </table:table-cell>
          <table:table-cell office:value-type="float" office:value="0.871737" calcext:value-type="float">
            <text:p>0.87173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634518" calcext:value-type="float">
            <text:p>0.00634518</text:p>
          </table:table-cell>
          <table:table-cell office:value-type="float" office:value="0" calcext:value-type="float">
            <text:p>0</text:p>
          </table:table-cell>
          <table:table-cell table:formula="of:=2*[.M31]*[.P31]/([.M31]+[.P31])" office:value-type="float" office:value="0.931390944420281" calcext:value-type="float">
            <text:p>0.9313909444</text:p>
          </table:table-cell>
          <table:table-cell table:formula="of:=2*[.N31]*[.Q31]/([.N31]+[.Q31])" office:value-type="float" office:value="0.012547056121434" calcext:value-type="float">
            <text:p>0.0125470561</text:p>
          </table:table-cell>
          <table:table-cell table:formula="of:=2*[.O31]*[.R31]/([.O31]+[.R31])" office:value-type="float" office:value="0" calcext:value-type="float">
            <text:p>0</text:p>
          </table:table-cell>
          <table:table-cell table:formula="of:=IF(AND([.U31]&gt;0;[.T31]&gt;0;[.S31] &gt; 0);3/(1/[.S31]+1/[.T31]+1/[.U31]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402054" calcext:value-type="float">
            <text:p>0.402054</text:p>
          </table:table-cell>
          <table:table-cell office:value-type="float" office:value="0.885238" calcext:value-type="float">
            <text:p>0.885238</text:p>
          </table:table-cell>
          <table:table-cell office:value-type="float" office:value="0.38914" calcext:value-type="float">
            <text:p>0.38914</text:p>
          </table:table-cell>
          <table:table-cell office:value-type="float" office:value="0.30303" calcext:value-type="float">
            <text:p>0.30303</text:p>
          </table:table-cell>
          <table:table-cell office:value-type="float" office:value="0.993408" calcext:value-type="float">
            <text:p>0.993408</text:p>
          </table:table-cell>
          <table:table-cell office:value-type="float" office:value="0.108999" calcext:value-type="float">
            <text:p>0.108999</text:p>
          </table:table-cell>
          <table:table-cell office:value-type="float" office:value="0.0134409" calcext:value-type="float">
            <text:p>0.0134409</text:p>
          </table:table-cell>
          <table:table-cell table:formula="of:=2*[.M32]*[.P32]/([.M32]+[.P32])" office:value-type="float" office:value="0.936208855850437" calcext:value-type="float">
            <text:p>0.9362088559</text:p>
          </table:table-cell>
          <table:table-cell table:formula="of:=2*[.N32]*[.Q32]/([.N32]+[.Q32])" office:value-type="float" office:value="0.170297330102642" calcext:value-type="float">
            <text:p>0.1702973301</text:p>
          </table:table-cell>
          <table:table-cell table:formula="of:=2*[.O32]*[.R32]/([.O32]+[.R32])" office:value-type="float" office:value="0.0257400976013908" calcext:value-type="float">
            <text:p>0.0257400976</text:p>
          </table:table-cell>
          <table:table-cell table:formula="of:=IF(AND([.U32]&gt;0;[.T32]&gt;0;[.S32] &gt; 0);3/(1/[.S32]+1/[.T32]+1/[.U32]);0)" office:value-type="float" office:value="0.0655163281651594" calcext:value-type="float">
            <text:p>0.065516328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394947" calcext:value-type="float">
            <text:p>0.394947</text:p>
          </table:table-cell>
          <table:table-cell office:value-type="float" office:value="0.89424" calcext:value-type="float">
            <text:p>0.8942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84" calcext:value-type="float">
            <text:p>0.384</text:p>
          </table:table-cell>
          <table:table-cell office:value-type="float" office:value="0.986338" calcext:value-type="float">
            <text:p>0.986338</text:p>
          </table:table-cell>
          <table:table-cell office:value-type="float" office:value="0.139417" calcext:value-type="float">
            <text:p>0.139417</text:p>
          </table:table-cell>
          <table:table-cell office:value-type="float" office:value="0.0645161" calcext:value-type="float">
            <text:p>0.0645161</text:p>
          </table:table-cell>
          <table:table-cell table:formula="of:=2*[.M33]*[.P33]/([.M33]+[.P33])" office:value-type="float" office:value="0.938033831215722" calcext:value-type="float">
            <text:p>0.9380338312</text:p>
          </table:table-cell>
          <table:table-cell table:formula="of:=2*[.N33]*[.Q33]/([.N33]+[.Q33])" office:value-type="float" office:value="0.196604069216288" calcext:value-type="float">
            <text:p>0.1966040692</text:p>
          </table:table-cell>
          <table:table-cell table:formula="of:=2*[.O33]*[.R33]/([.O33]+[.R33])" office:value-type="float" office:value="0.110471764112816" calcext:value-type="float">
            <text:p>0.1104717641</text:p>
          </table:table-cell>
          <table:table-cell table:formula="of:=IF(AND([.U33]&gt;0;[.T33]&gt;0;[.S33] &gt; 0);3/(1/[.S33]+1/[.T33]+1/[.U33]);0)" office:value-type="float" office:value="0.197309862024809" calcext:value-type="float">
            <text:p>0.19730986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8825" calcext:value-type="float">
            <text:p>0.88825</text:p>
          </table:table-cell>
          <table:table-cell office:value-type="float" office:value="0.316287" calcext:value-type="float">
            <text:p>0.316287</text:p>
          </table:table-cell>
          <table:table-cell office:value-type="float" office:value="0.919279" calcext:value-type="float">
            <text:p>0.919279</text:p>
          </table:table-cell>
          <table:table-cell office:value-type="float" office:value="0.417886" calcext:value-type="float">
            <text:p>0.417886</text:p>
          </table:table-cell>
          <table:table-cell office:value-type="float" office:value="0.575269" calcext:value-type="float">
            <text:p>0.575269</text:p>
          </table:table-cell>
          <table:table-cell office:value-type="float" office:value="0.983755" calcext:value-type="float">
            <text:p>0.983755</text:p>
          </table:table-cell>
          <table:table-cell office:value-type="float" office:value="0.325316" calcext:value-type="float">
            <text:p>0.325316</text:p>
          </table:table-cell>
          <table:table-cell office:value-type="float" office:value="0.143624" calcext:value-type="float">
            <text:p>0.143624</text:p>
          </table:table-cell>
          <table:table-cell table:formula="of:=2*[.M34]*[.P34]/([.M34]+[.P34])" office:value-type="float" office:value="0.950424756094741" calcext:value-type="float">
            <text:p>0.9504247561</text:p>
          </table:table-cell>
          <table:table-cell table:formula="of:=2*[.N34]*[.Q34]/([.N34]+[.Q34])" office:value-type="float" office:value="0.365835942249886" calcext:value-type="float">
            <text:p>0.3658359422</text:p>
          </table:table-cell>
          <table:table-cell table:formula="of:=2*[.O34]*[.R34]/([.O34]+[.R34])" office:value-type="float" office:value="0.229860173505654" calcext:value-type="float">
            <text:p>0.2298601735</text:p>
          </table:table-cell>
          <table:table-cell table:formula="of:=IF(AND([.U34]&gt;0;[.T34]&gt;0;[.S34] &gt; 0);3/(1/[.S34]+1/[.T34]+1/[.U34]);0)" office:value-type="float" office:value="0.36872713274499" calcext:value-type="float">
            <text:p>0.368727132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90833" calcext:value-type="float">
            <text:p>0.890833</text:p>
          </table:table-cell>
          <table:table-cell office:value-type="float" office:value="0.294108" calcext:value-type="float">
            <text:p>0.294108</text:p>
          </table:table-cell>
          <table:table-cell office:value-type="float" office:value="0.929017" calcext:value-type="float">
            <text:p>0.929017</text:p>
          </table:table-cell>
          <table:table-cell office:value-type="float" office:value="0.393586" calcext:value-type="float">
            <text:p>0.393586</text:p>
          </table:table-cell>
          <table:table-cell office:value-type="float" office:value="0.572549" calcext:value-type="float">
            <text:p>0.572549</text:p>
          </table:table-cell>
          <table:table-cell office:value-type="float" office:value="0.981749" calcext:value-type="float">
            <text:p>0.981749</text:p>
          </table:table-cell>
          <table:table-cell office:value-type="float" office:value="0.341772" calcext:value-type="float">
            <text:p>0.341772</text:p>
          </table:table-cell>
          <table:table-cell office:value-type="float" office:value="0.195973" calcext:value-type="float">
            <text:p>0.195973</text:p>
          </table:table-cell>
          <table:table-cell table:formula="of:=2*[.M35]*[.P35]/([.M35]+[.P35])" office:value-type="float" office:value="0.954655369347162" calcext:value-type="float">
            <text:p>0.9546553693</text:p>
          </table:table-cell>
          <table:table-cell table:formula="of:=2*[.N35]*[.Q35]/([.N35]+[.Q35])" office:value-type="float" office:value="0.365853568988166" calcext:value-type="float">
            <text:p>0.365853569</text:p>
          </table:table-cell>
          <table:table-cell table:formula="of:=2*[.O35]*[.R35]/([.O35]+[.R35])" office:value-type="float" office:value="0.291999826099968" calcext:value-type="float">
            <text:p>0.2919998261</text:p>
          </table:table-cell>
          <table:table-cell table:formula="of:=IF(AND([.U35]&gt;0;[.T35]&gt;0;[.S35] &gt; 0);3/(1/[.S35]+1/[.T35]+1/[.U35]);0)" office:value-type="float" office:value="0.416349084516511" calcext:value-type="float">
            <text:p>0.416349084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90667" calcext:value-type="float">
            <text:p>0.890667</text:p>
          </table:table-cell>
          <table:table-cell office:value-type="float" office:value="0.310994" calcext:value-type="float">
            <text:p>0.310994</text:p>
          </table:table-cell>
          <table:table-cell office:value-type="float" office:value="0.920754" calcext:value-type="float">
            <text:p>0.920754</text:p>
          </table:table-cell>
          <table:table-cell office:value-type="float" office:value="0.432479" calcext:value-type="float">
            <text:p>0.432479</text:p>
          </table:table-cell>
          <table:table-cell office:value-type="float" office:value="0.581081" calcext:value-type="float">
            <text:p>0.581081</text:p>
          </table:table-cell>
          <table:table-cell office:value-type="float" office:value="0.984901" calcext:value-type="float">
            <text:p>0.984901</text:p>
          </table:table-cell>
          <table:table-cell office:value-type="float" office:value="0.320253" calcext:value-type="float">
            <text:p>0.320253</text:p>
          </table:table-cell>
          <table:table-cell office:value-type="float" office:value="0.172922" calcext:value-type="float">
            <text:p>0.172922</text:p>
          </table:table-cell>
          <table:table-cell table:formula="of:=2*[.M36]*[.P36]/([.M36]+[.P36])" office:value-type="float" office:value="0.951747861343213" calcext:value-type="float">
            <text:p>0.9517478613</text:p>
          </table:table-cell>
          <table:table-cell table:formula="of:=2*[.N36]*[.Q36]/([.N36]+[.Q36])" office:value-type="float" office:value="0.36800002440975" calcext:value-type="float">
            <text:p>0.3680000244</text:p>
          </table:table-cell>
          <table:table-cell table:formula="of:=2*[.O36]*[.R36]/([.O36]+[.R36])" office:value-type="float" office:value="0.2665286177429" calcext:value-type="float">
            <text:p>0.2665286177</text:p>
          </table:table-cell>
          <table:table-cell table:formula="of:=IF(AND([.U36]&gt;0;[.T36]&gt;0;[.S36] &gt; 0);3/(1/[.S36]+1/[.T36]+1/[.U36]);0)" office:value-type="float" office:value="0.398934478467642" calcext:value-type="float">
            <text:p>0.398934478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91417" calcext:value-type="float">
            <text:p>0.891417</text:p>
          </table:table-cell>
          <table:table-cell office:value-type="float" office:value="0.293004" calcext:value-type="float">
            <text:p>0.293004</text:p>
          </table:table-cell>
          <table:table-cell office:value-type="float" office:value="0.929095" calcext:value-type="float">
            <text:p>0.929095</text:p>
          </table:table-cell>
          <table:table-cell office:value-type="float" office:value="0.40832" calcext:value-type="float">
            <text:p>0.40832</text:p>
          </table:table-cell>
          <table:table-cell office:value-type="float" office:value="0.558442" calcext:value-type="float">
            <text:p>0.558442</text:p>
          </table:table-cell>
          <table:table-cell office:value-type="float" office:value="0.980505" calcext:value-type="float">
            <text:p>0.980505</text:p>
          </table:table-cell>
          <table:table-cell office:value-type="float" office:value="0.335443" calcext:value-type="float">
            <text:p>0.335443</text:p>
          </table:table-cell>
          <table:table-cell office:value-type="float" office:value="0.230563" calcext:value-type="float">
            <text:p>0.230563</text:p>
          </table:table-cell>
          <table:table-cell table:formula="of:=2*[.M37]*[.P37]/([.M37]+[.P37])" office:value-type="float" office:value="0.954107973371387" calcext:value-type="float">
            <text:p>0.9541079734</text:p>
          </table:table-cell>
          <table:table-cell table:formula="of:=2*[.N37]*[.Q37]/([.N37]+[.Q37])" office:value-type="float" office:value="0.368311103832807" calcext:value-type="float">
            <text:p>0.3683111038</text:p>
          </table:table-cell>
          <table:table-cell table:formula="of:=2*[.O37]*[.R37]/([.O37]+[.R37])" office:value-type="float" office:value="0.32637578430048" calcext:value-type="float">
            <text:p>0.3263757843</text:p>
          </table:table-cell>
          <table:table-cell table:formula="of:=IF(AND([.U37]&gt;0;[.T37]&gt;0;[.S37] &gt; 0);3/(1/[.S37]+1/[.T37]+1/[.U37]);0)" office:value-type="float" office:value="0.43942212952816" calcext:value-type="float">
            <text:p>0.439422129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32436" calcext:value-type="float">
            <text:p>0.32436</text:p>
          </table:table-cell>
          <table:table-cell office:value-type="float" office:value="0.912333" calcext:value-type="float">
            <text:p>0.912333</text:p>
          </table:table-cell>
          <table:table-cell office:value-type="float" office:value="0.435518" calcext:value-type="float">
            <text:p>0.435518</text:p>
          </table:table-cell>
          <table:table-cell office:value-type="float" office:value="0.61" calcext:value-type="float">
            <text:p>0.61</text:p>
          </table:table-cell>
          <table:table-cell office:value-type="float" office:value="0.987482" calcext:value-type="float">
            <text:p>0.987482</text:p>
          </table:table-cell>
          <table:table-cell office:value-type="float" office:value="0.262087" calcext:value-type="float">
            <text:p>0.262087</text:p>
          </table:table-cell>
          <table:table-cell office:value-type="float" office:value="0.162884" calcext:value-type="float">
            <text:p>0.162884</text:p>
          </table:table-cell>
          <table:table-cell table:formula="of:=2*[.M38]*[.P38]/([.M38]+[.P38])" office:value-type="float" office:value="0.948421204702563" calcext:value-type="float">
            <text:p>0.9484212047</text:p>
          </table:table-cell>
          <table:table-cell table:formula="of:=2*[.N38]*[.Q38]/([.N38]+[.Q38])" office:value-type="float" office:value="0.32724423152357" calcext:value-type="float">
            <text:p>0.3272442315</text:p>
          </table:table-cell>
          <table:table-cell table:formula="of:=2*[.O38]*[.R38]/([.O38]+[.R38])" office:value-type="float" office:value="0.257112943210107" calcext:value-type="float">
            <text:p>0.2571129432</text:p>
          </table:table-cell>
          <table:table-cell table:formula="of:=IF(AND([.U38]&gt;0;[.T38]&gt;0;[.S38] &gt; 0);3/(1/[.S38]+1/[.T38]+1/[.U38]);0)" office:value-type="float" office:value="0.375021244049305" calcext:value-type="float">
            <text:p>0.37502124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91833" calcext:value-type="float">
            <text:p>0.891833</text:p>
          </table:table-cell>
          <table:table-cell office:value-type="float" office:value="0.299354" calcext:value-type="float">
            <text:p>0.29935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429565" calcext:value-type="float">
            <text:p>0.429565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982513" calcext:value-type="float">
            <text:p>0.982513</text:p>
          </table:table-cell>
          <table:table-cell office:value-type="float" office:value="0.314249" calcext:value-type="float">
            <text:p>0.314249</text:p>
          </table:table-cell>
          <table:table-cell office:value-type="float" office:value="0.230975" calcext:value-type="float">
            <text:p>0.230975</text:p>
          </table:table-cell>
          <table:table-cell table:formula="of:=2*[.M39]*[.P39]/([.M39]+[.P39])" office:value-type="float" office:value="0.952257654689158" calcext:value-type="float">
            <text:p>0.9522576547</text:p>
          </table:table-cell>
          <table:table-cell table:formula="of:=2*[.N39]*[.Q39]/([.N39]+[.Q39])" office:value-type="float" office:value="0.362968085260562" calcext:value-type="float">
            <text:p>0.3629680853</text:p>
          </table:table-cell>
          <table:table-cell table:formula="of:=2*[.O39]*[.R39]/([.O39]+[.R39])" office:value-type="float" office:value="0.33141805390401" calcext:value-type="float">
            <text:p>0.3314180539</text:p>
          </table:table-cell>
          <table:table-cell table:formula="of:=IF(AND([.U39]&gt;0;[.T39]&gt;0;[.S39] &gt; 0);3/(1/[.S39]+1/[.T39]+1/[.U39]);0)" office:value-type="float" office:value="0.439719173695366" calcext:value-type="float">
            <text:p>0.439719173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71417" calcext:value-type="float">
            <text:p>0.871417</text:p>
          </table:table-cell>
          <table:table-cell office:value-type="float" office:value="0.396005" calcext:value-type="float">
            <text:p>0.396005</text:p>
          </table:table-cell>
          <table:table-cell office:value-type="float" office:value="0.873066" calcext:value-type="float">
            <text:p>0.873066</text:p>
          </table:table-cell>
          <table:table-cell office:value-type="float" office:value="0.390244" calcext:value-type="float">
            <text:p>0.390244</text:p>
          </table:table-cell>
          <table:table-cell office:value-type="float" office:value="-1" calcext:value-type="float">
            <text:p>-1</text:p>
          </table:table-cell>
          <table:table-cell office:value-type="float" office:value="0.998565" calcext:value-type="float">
            <text:p>0.998565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0" calcext:value-type="float">
            <text:p>0</text:p>
          </table:table-cell>
          <table:table-cell table:formula="of:=2*[.M40]*[.P40]/([.M40]+[.P40])" office:value-type="float" office:value="0.931607940122813" calcext:value-type="float">
            <text:p>0.9316079401</text:p>
          </table:table-cell>
          <table:table-cell table:formula="of:=2*[.N40]*[.Q40]/([.N40]+[.Q40])" office:value-type="float" office:value="0.0386940138499689" calcext:value-type="float">
            <text:p>0.0386940138</text:p>
          </table:table-cell>
          <table:table-cell table:formula="of:=2*[.O40]*[.R40]/([.O40]+[.R40])" office:value-type="float" office:value="0" calcext:value-type="float">
            <text:p>0</text:p>
          </table:table-cell>
          <table:table-cell table:formula="of:=IF(AND([.U40]&gt;0;[.T40]&gt;0;[.S40] &gt; 0);3/(1/[.S40]+1/[.T40]+1/[.U40]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0.872083" calcext:value-type="float">
            <text:p>0.872083</text:p>
          </table:table-cell>
          <table:table-cell office:value-type="float" office:value="0.382337" calcext:value-type="float">
            <text:p>0.382337</text:p>
          </table:table-cell>
          <table:table-cell office:value-type="float" office:value="0.873536" calcext:value-type="float">
            <text:p>0.873536</text:p>
          </table:table-cell>
          <table:table-cell office:value-type="float" office:value="0.477273" calcext:value-type="float">
            <text:p>0.477273</text:p>
          </table:table-cell>
          <table:table-cell office:value-type="float" office:value="-1" calcext:value-type="float">
            <text:p>-1</text:p>
          </table:table-cell>
          <table:table-cell office:value-type="float" office:value="0.998852" calcext:value-type="float">
            <text:p>0.998852</text:p>
          </table:table-cell>
          <table:table-cell office:value-type="float" office:value="0.0267176" calcext:value-type="float">
            <text:p>0.0267176</text:p>
          </table:table-cell>
          <table:table-cell office:value-type="float" office:value="0" calcext:value-type="float">
            <text:p>0</text:p>
          </table:table-cell>
          <table:table-cell table:formula="of:=2*[.M41]*[.P41]/([.M41]+[.P41])" office:value-type="float" office:value="0.93200039807134" calcext:value-type="float">
            <text:p>0.9320003981</text:p>
          </table:table-cell>
          <table:table-cell table:formula="of:=2*[.N41]*[.Q41]/([.N41]+[.Q41])" office:value-type="float" office:value="0.0506024878432257" calcext:value-type="float">
            <text:p>0.0506024878</text:p>
          </table:table-cell>
          <table:table-cell table:formula="of:=2*[.O41]*[.R41]/([.O41]+[.R41])" office:value-type="float" office:value="0" calcext:value-type="float">
            <text:p>0</text:p>
          </table:table-cell>
          <table:table-cell table:formula="of:=IF(AND([.U41]&gt;0;[.T41]&gt;0;[.S41] &gt; 0);3/(1/[.S41]+1/[.T41]+1/[.U41]);0)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7.9933in" svg:height="3.0882in" svg:x="3.5969in" svg:y="4.0335in">
            <draw:object draw:notify-on-update-of-ranges="Sheet2.A1:Sheet2.A1 Sheet2.A2:Sheet2.A21 Sheet2.F1:Sheet2.F1 Sheet2.F2:Sheet2.F21 Sheet2.G1:Sheet2.G1 Sheet2.G2:Sheet2.G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6" table:default-cell-style-name="Default"/>
        <table:table-column table:style-name="co16" table:default-cell-style-name="ce1"/>
        <table:table-column table:style-name="co16" table:number-columns-repeated="2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_pos_tagging</text:p>
          </table:table-cell>
          <table:table-cell office:value-type="string" calcext:value-type="string">
            <text:p>_punctuation_position</text:p>
          </table:table-cell>
          <table:table-cell office:value-type="string" calcext:value-type="string">
            <text:p>_window_size</text:p>
          </table:table-cell>
          <table:table-cell office:value-type="string" calcext:value-type="string">
            <text:p>_train_files</text:p>
          </table:table-cell>
          <table:table-cell office:value-type="string" calcext:value-type="string">
            <text:p>Without POS</text:p>
          </table:table-cell>
          <table:table-cell office:value-type="string" calcext:value-type="string">
            <text:p>With POS</text:p>
          </table:table-cell>
          <table:table-cell office:value-type="string" calcext:value-type="string">
            <text:p>wikistatus</text:p>
          </table:table-cell>
        </table:table-row>
        <table:table-row table:style-name="ro1">
          <table:table-cell table:formula="of:=CONCATENATE([.C2];&quot;/&quot;;[.D2];&quot; &quot;;[.H2])" office:value-type="string" office:string-value="0/1 " calcext:value-type="string">
            <text:p>0/1 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193604880121971" calcext:value-type="float">
            <text:p>0.1936048801</text:p>
          </table:table-cell>
          <table:table-cell office:value-type="float" office:value="0.201527976718093" calcext:value-type="float">
            <text:p>0.2015279767</text:p>
          </table:table-cell>
          <table:table-cell/>
        </table:table-row>
        <table:table-row table:style-name="ro1">
          <table:table-cell table:formula="of:=CONCATENATE([.C3];&quot;/&quot;;[.D3];&quot; &quot;;[.H3])" office:value-type="string" office:string-value="0/1 wi" calcext:value-type="string">
            <text:p>0/1 w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" calcext:value-type="float">
            <text:p>0</text:p>
          </table:table-cell>
          <table:table-cell office:value-type="float" office:value="0.0400659225504375" calcext:value-type="float">
            <text:p>0.0400659226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table:formula="of:=CONCATENATE([.C4];&quot;/&quot;;[.D4];&quot; &quot;;[.H4])" office:value-type="string" office:string-value="1/1 " calcext:value-type="string">
            <text:p>1/1 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123990636146827" calcext:value-type="float">
            <text:p>0.1239906361</text:p>
          </table:table-cell>
          <table:table-cell office:value-type="float" office:value="0.151257841363959" calcext:value-type="float">
            <text:p>0.1512578414</text:p>
          </table:table-cell>
          <table:table-cell/>
        </table:table-row>
        <table:table-row table:style-name="ro1">
          <table:table-cell table:formula="of:=CONCATENATE([.C5];&quot;/&quot;;[.D5];&quot; &quot;;[.H5])" office:value-type="string" office:string-value="1/1 wi" calcext:value-type="string">
            <text:p>1/1 wi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table:formula="of:=CONCATENATE([.C6];&quot;/&quot;;[.D6];&quot; &quot;;[.H6])" office:value-type="string" office:string-value="0/5 " calcext:value-type="string">
            <text:p>0/5 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341719523198369" calcext:value-type="float">
            <text:p>0.3417195232</text:p>
          </table:table-cell>
          <table:table-cell office:value-type="float" office:value="0.349205905529054" calcext:value-type="float">
            <text:p>0.3492059055</text:p>
          </table:table-cell>
          <table:table-cell/>
        </table:table-row>
        <table:table-row table:style-name="ro1">
          <table:table-cell table:formula="of:=CONCATENATE([.C7];&quot;/&quot;;[.D7];&quot; &quot;;[.H7])" office:value-type="string" office:string-value="0/5 wi" calcext:value-type="string">
            <text:p>0/5 w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21107024492463" calcext:value-type="float">
            <text:p>0.2110702449</text:p>
          </table:table-cell>
          <table:table-cell office:value-type="float" office:value="0.25904994740094" calcext:value-type="float">
            <text:p>0.2590499474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table:formula="of:=CONCATENATE([.C8];&quot;/&quot;;[.D8];&quot; &quot;;[.H8])" office:value-type="string" office:string-value="1/5 " calcext:value-type="string">
            <text:p>1/5 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91609173359738" calcext:value-type="float">
            <text:p>0.4916091734</text:p>
          </table:table-cell>
          <table:table-cell office:value-type="float" office:value="0.528005786653557" calcext:value-type="float">
            <text:p>0.5280057867</text:p>
          </table:table-cell>
          <table:table-cell/>
        </table:table-row>
        <table:table-row table:style-name="ro1">
          <table:table-cell table:formula="of:=CONCATENATE([.C9];&quot;/&quot;;[.D9];&quot; &quot;;[.H9])" office:value-type="string" office:string-value="1/5 wi" calcext:value-type="string">
            <text:p>1/5 wi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44993562499552" calcext:value-type="float">
            <text:p>0.449935625</text:p>
          </table:table-cell>
          <table:table-cell office:value-type="float" office:value="0.374905926983798" calcext:value-type="float">
            <text:p>0.374905927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table:formula="of:=CONCATENATE([.C10];&quot;/&quot;;[.D10];&quot; &quot;;[.H10])" office:value-type="string" office:string-value="2/5 " calcext:value-type="string">
            <text:p>2/5 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508197191958487" calcext:value-type="float">
            <text:p>0.508197192</text:p>
          </table:table-cell>
          <table:table-cell office:value-type="float" office:value="0.528030955964213" calcext:value-type="float">
            <text:p>0.528030956</text:p>
          </table:table-cell>
          <table:table-cell/>
        </table:table-row>
        <table:table-row table:style-name="ro1">
          <table:table-cell table:formula="of:=CONCATENATE([.C11];&quot;/&quot;;[.D11];&quot; &quot;;[.H11])" office:value-type="string" office:string-value="2/5 wi" calcext:value-type="string">
            <text:p>2/5 wi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358772134711441" calcext:value-type="float">
            <text:p>0.3587721347</text:p>
          </table:table-cell>
          <table:table-cell office:value-type="float" office:value="0.411374424921894" calcext:value-type="float">
            <text:p>0.4113744249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table:formula="of:=CONCATENATE([.C12];&quot;/&quot;;[.D12];&quot; &quot;;[.H12])" office:value-type="string" office:string-value="3/5 " calcext:value-type="string">
            <text:p>3/5 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508775230980056" calcext:value-type="float">
            <text:p>0.508775231</text:p>
          </table:table-cell>
          <table:table-cell office:value-type="float" office:value="0.528318675254261" calcext:value-type="float">
            <text:p>0.5283186753</text:p>
          </table:table-cell>
          <table:table-cell/>
        </table:table-row>
        <table:table-row table:style-name="ro1">
          <table:table-cell table:formula="of:=CONCATENATE([.C13];&quot;/&quot;;[.D13];&quot; &quot;;[.H13])" office:value-type="string" office:string-value="3/5 wi" calcext:value-type="string">
            <text:p>3/5 wi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372698039171376" calcext:value-type="float">
            <text:p>0.3726980392</text:p>
          </table:table-cell>
          <table:table-cell office:value-type="float" office:value="0.404590433375896" calcext:value-type="float">
            <text:p>0.4045904334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table:formula="of:=CONCATENATE([.C14];&quot;/&quot;;[.D14];&quot; &quot;;[.H14])" office:value-type="string" office:string-value="4/5 " calcext:value-type="string">
            <text:p>4/5 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56856735947005" calcext:value-type="float">
            <text:p>0.4568567359</text:p>
          </table:table-cell>
          <table:table-cell office:value-type="float" office:value="0.474431946945344" calcext:value-type="float">
            <text:p>0.4744319469</text:p>
          </table:table-cell>
          <table:table-cell/>
        </table:table-row>
        <table:table-row table:style-name="ro1">
          <table:table-cell table:formula="of:=CONCATENATE([.C15];&quot;/&quot;;[.D15];&quot; &quot;;[.H15])" office:value-type="string" office:string-value="4/5 wi" calcext:value-type="string">
            <text:p>4/5 wi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290536591729492" calcext:value-type="float">
            <text:p>0.2905365917</text:p>
          </table:table-cell>
          <table:table-cell office:value-type="float" office:value="0.356560531544728" calcext:value-type="float">
            <text:p>0.3565605315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table:formula="of:=CONCATENATE([.C16];&quot;/&quot;;[.D16];&quot; &quot;;[.H16])" office:value-type="string" office:string-value="5/5 wi" calcext:value-type="string">
            <text:p>5/5 wi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table:formula="of:=CONCATENATE([.C17];&quot;/&quot;;[.D17];&quot; &quot;;[.H17])" office:value-type="string" office:string-value="0/8 wi" calcext:value-type="string">
            <text:p>0/8 w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0655163281651594" calcext:value-type="float">
            <text:p>0.0655163282</text:p>
          </table:table-cell>
          <table:table-cell office:value-type="float" office:value="0.197309862024809" calcext:value-type="float">
            <text:p>0.197309862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table:formula="of:=CONCATENATE([.C18];&quot;/&quot;;[.D18];&quot; &quot;;[.H18])" office:value-type="string" office:string-value="2/8 wi" calcext:value-type="string">
            <text:p>2/8 wi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36872713274499" calcext:value-type="float">
            <text:p>0.3687271327</text:p>
          </table:table-cell>
          <table:table-cell office:value-type="float" office:value="0.416349084516511" calcext:value-type="float">
            <text:p>0.4163490845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table:formula="of:=CONCATENATE([.C19];&quot;/&quot;;[.D19];&quot; &quot;;[.H19])" office:value-type="string" office:string-value="4/8 wi" calcext:value-type="string">
            <text:p>4/8 wi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398934478467642" calcext:value-type="float">
            <text:p>0.3989344785</text:p>
          </table:table-cell>
          <table:table-cell office:value-type="float" office:value="0.43942212952816" calcext:value-type="float">
            <text:p>0.4394221295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table:formula="of:=CONCATENATE([.C20];&quot;/&quot;;[.D20];&quot; &quot;;[.H20])" office:value-type="string" office:string-value="6/8 wi" calcext:value-type="string">
            <text:p>6/8 wi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375021244049305" calcext:value-type="float">
            <text:p>0.375021244</text:p>
          </table:table-cell>
          <table:table-cell office:value-type="float" office:value="0.439719173695366" calcext:value-type="float">
            <text:p>0.4397191737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table:formula="of:=CONCATENATE([.C21];&quot;/&quot;;[.D21];&quot; &quot;;[.H21])" office:value-type="string" office:string-value="8/8 wi" calcext:value-type="string">
            <text:p>8/8 wi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</text:p>
          </table:table-cell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V41">
          <table:sort>
            <table:sort-by table:field-number="5" table:data-type="automatic"/>
            <table:sort-by table:field-number="7" table:data-type="automatic"/>
          </table:sort>
        </table:database-range>
        <table:database-range table:name="__Anonymous_Sheet_DB__1" table:target-range-address="Sheet2.B1:Sheet2.F41">
          <table:sort>
            <table:sort-by table:field-number="0" table:data-type="automatic"/>
            <table:sort-by table:field-number="2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 Light" svg:font-family="'Segoe UI Ligh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 Light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 Light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11:06:42.279397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1-11T11:34:43.186195292</dc:date>
    <dc:creator>Joseph </dc:creator>
    <meta:editing-duration>PT13M9S</meta:editing-duration>
    <meta:editing-cycles>2</meta:editing-cycles>
    <meta:document-statistic meta:table-count="2" meta:cell-count="10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1cm" svg:y="4.201cm" style:legend-expansion="high" chart:style-name="ch2"/>
        <chart:plot-area chart:style-name="ch3" table:cell-range-address="Sheet1.F2:Sheet1.F41 Sheet1.V1:Sheet1.V41" chart:data-source-has-labels="both" svg:x="0.32cm" svg:y="0.18cm" svg:width="13.97cm" svg:height="8.64cm">
          <chartooo:coordinate-region svg:x="1.047cm" svg:y="0.38cm" svg:width="13.243cm" svg:height="7.793cm"/>
          <chart:axis chart:dimension="x" chart:name="primary-x" chart:style-name="ch4" chartooo:axis-type="auto">
            <chartooo:date-scale/>
            <chart:categories table:cell-range-address="Sheet1.F2:Sheet1.F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V2:Sheet1.V41" chart:label-cell-address="Sheet1.V1:Sheet1.V1" chart:class="chart:ba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_all</text:p>
                <draw:g>
                  <svg:desc>Sheet1.V1:Sheet1.V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F2:Sheet1.F41</svg:desc>
                </draw:g>
              </table:table-cell>
              <table:table-cell office:value-type="float" office:value="0.193604880121971">
                <text:p>0.193604880121971</text:p>
                <draw:g>
                  <svg:desc>Sheet1.V2:Sheet1.V4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01527976718093">
                <text:p>0.20152797671809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23990636146827">
                <text:p>0.12399063614682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51257841363959">
                <text:p>0.15125784136395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400659225504375">
                <text:p>0.04006592255043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41719523198369">
                <text:p>0.34171952319836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49205905529054">
                <text:p>0.34920590552905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91609173359738">
                <text:p>0.49160917335973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28005786653557">
                <text:p>0.52800578665355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08197191958487">
                <text:p>0.50819719195848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28030955964213">
                <text:p>0.52803095596421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08775230980056">
                <text:p>0.50877523098005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28318675254261">
                <text:p>0.5283186752542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56856735947005">
                <text:p>0.45685673594700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74431946945344">
                <text:p>0.47443194694534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1107024492463">
                <text:p>0.2110702449246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5904994740094">
                <text:p>0.2590499474009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4993562499552">
                <text:p>0.4499356249955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74905926983798">
                <text:p>0.3749059269837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58772134711441">
                <text:p>0.35877213471144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11374424921894">
                <text:p>0.41137442492189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72698039171376">
                <text:p>0.37269803917137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04590433375896">
                <text:p>0.40459043337589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90536591729492">
                <text:p>0.2905365917294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56560531544728">
                <text:p>0.35656053154472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655163281651594">
                <text:p>0.06551632816515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97309862024809">
                <text:p>0.1973098620248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6872713274499">
                <text:p>0.3687271327449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16349084516511">
                <text:p>0.4163490845165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98934478467642">
                <text:p>0.39893447846764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3942212952816">
                <text:p>0.4394221295281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75021244049305">
                <text:p>0.3750212440493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39719173695366">
                <text:p>0.4397191736953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04cm" svg:height="7.845cm" xlink:href=".." xlink:type="simple" chart:class="chart:bar" chart:style-name="ch1">
        <chart:legend chart:legend-position="end" svg:x="17.538cm" svg:y="3.374cm" style:legend-expansion="high" chart:style-name="ch2"/>
        <chart:plot-area chart:style-name="ch3" table:cell-range-address="Sheet2.A1:Sheet2.A21 Sheet2.F1:Sheet2.G21" chart:data-source-has-labels="both" svg:x="0.406cm" svg:y="0.156cm" svg:width="16.726cm" svg:height="7.533cm">
          <chartooo:coordinate-region svg:x="1.133cm" svg:y="0.356cm" svg:width="15.94cm" svg:height="6.288cm"/>
          <chart:axis chart:dimension="x" chart:name="primary-x" chart:style-name="ch4" chartooo:axis-type="auto">
            <chartooo:date-scale/>
            <chart:categories table:cell-range-address="Sheet2.A2:Sheet2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F2:Sheet2.F21" chart:label-cell-address="Sheet2.F1:Sheet2.F1" chart:class="chart:bar">
            <chart:data-point chart:repeated="20"/>
          </chart:series>
          <chart:series chart:style-name="ch8" chart:values-cell-range-address="Sheet2.G2:Sheet2.G21" chart:label-cell-address="Sheet2.G1:Sheet2.G1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POS</text:p>
                <draw:g>
                  <svg:desc>Sheet2.F1:Sheet2.F1</svg:desc>
                </draw:g>
              </table:table-cell>
              <table:table-cell office:value-type="string">
                <text:p>With POS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/1 </text:p>
                <draw:g>
                  <svg:desc>Sheet2.A2:Sheet2.A21</svg:desc>
                </draw:g>
              </table:table-cell>
              <table:table-cell office:value-type="float" office:value="0.193604880121971">
                <text:p>0.193604880121971</text:p>
                <draw:g>
                  <svg:desc>Sheet2.F2:Sheet2.F21</svg:desc>
                </draw:g>
              </table:table-cell>
              <table:table-cell office:value-type="float" office:value="0.201527976718093">
                <text:p>0.201527976718093</text:p>
                <draw:g>
                  <svg:desc>Sheet2.G2:Sheet2.G21</svg:desc>
                </draw:g>
              </table:table-cell>
            </table:table-row>
            <table:table-row>
              <table:table-cell office:value-type="string">
                <text:p>0/1 wi</text:p>
              </table:table-cell>
              <table:table-cell office:value-type="float" office:value="0">
                <text:p>0</text:p>
              </table:table-cell>
              <table:table-cell office:value-type="float" office:value="0.0400659225504375">
                <text:p>0.0400659225504375</text:p>
              </table:table-cell>
            </table:table-row>
            <table:table-row>
              <table:table-cell office:value-type="string">
                <text:p>1/1 </text:p>
              </table:table-cell>
              <table:table-cell office:value-type="float" office:value="0.123990636146827">
                <text:p>0.123990636146827</text:p>
              </table:table-cell>
              <table:table-cell office:value-type="float" office:value="0.151257841363959">
                <text:p>0.151257841363959</text:p>
              </table:table-cell>
            </table:table-row>
            <table:table-row>
              <table:table-cell office:value-type="string">
                <text:p>1/1 w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/5 </text:p>
              </table:table-cell>
              <table:table-cell office:value-type="float" office:value="0.341719523198369">
                <text:p>0.341719523198369</text:p>
              </table:table-cell>
              <table:table-cell office:value-type="float" office:value="0.349205905529054">
                <text:p>0.349205905529054</text:p>
              </table:table-cell>
            </table:table-row>
            <table:table-row>
              <table:table-cell office:value-type="string">
                <text:p>0/5 wi</text:p>
              </table:table-cell>
              <table:table-cell office:value-type="float" office:value="0.21107024492463">
                <text:p>0.21107024492463</text:p>
              </table:table-cell>
              <table:table-cell office:value-type="float" office:value="0.25904994740094">
                <text:p>0.25904994740094</text:p>
              </table:table-cell>
            </table:table-row>
            <table:table-row>
              <table:table-cell office:value-type="string">
                <text:p>1/5 </text:p>
              </table:table-cell>
              <table:table-cell office:value-type="float" office:value="0.491609173359738">
                <text:p>0.491609173359738</text:p>
              </table:table-cell>
              <table:table-cell office:value-type="float" office:value="0.528005786653557">
                <text:p>0.528005786653557</text:p>
              </table:table-cell>
            </table:table-row>
            <table:table-row>
              <table:table-cell office:value-type="string">
                <text:p>1/5 wi</text:p>
              </table:table-cell>
              <table:table-cell office:value-type="float" office:value="0.44993562499552">
                <text:p>0.44993562499552</text:p>
              </table:table-cell>
              <table:table-cell office:value-type="float" office:value="0.374905926983798">
                <text:p>0.374905926983798</text:p>
              </table:table-cell>
            </table:table-row>
            <table:table-row>
              <table:table-cell office:value-type="string">
                <text:p>2/5 </text:p>
              </table:table-cell>
              <table:table-cell office:value-type="float" office:value="0.508197191958487">
                <text:p>0.508197191958487</text:p>
              </table:table-cell>
              <table:table-cell office:value-type="float" office:value="0.528030955964213">
                <text:p>0.528030955964213</text:p>
              </table:table-cell>
            </table:table-row>
            <table:table-row>
              <table:table-cell office:value-type="string">
                <text:p>2/5 wi</text:p>
              </table:table-cell>
              <table:table-cell office:value-type="float" office:value="0.358772134711441">
                <text:p>0.358772134711441</text:p>
              </table:table-cell>
              <table:table-cell office:value-type="float" office:value="0.411374424921894">
                <text:p>0.411374424921894</text:p>
              </table:table-cell>
            </table:table-row>
            <table:table-row>
              <table:table-cell office:value-type="string">
                <text:p>3/5 </text:p>
              </table:table-cell>
              <table:table-cell office:value-type="float" office:value="0.508775230980056">
                <text:p>0.508775230980056</text:p>
              </table:table-cell>
              <table:table-cell office:value-type="float" office:value="0.528318675254261">
                <text:p>0.528318675254261</text:p>
              </table:table-cell>
            </table:table-row>
            <table:table-row>
              <table:table-cell office:value-type="string">
                <text:p>3/5 wi</text:p>
              </table:table-cell>
              <table:table-cell office:value-type="float" office:value="0.372698039171376">
                <text:p>0.372698039171376</text:p>
              </table:table-cell>
              <table:table-cell office:value-type="float" office:value="0.404590433375896">
                <text:p>0.404590433375896</text:p>
              </table:table-cell>
            </table:table-row>
            <table:table-row>
              <table:table-cell office:value-type="string">
                <text:p>4/5 </text:p>
              </table:table-cell>
              <table:table-cell office:value-type="float" office:value="0.456856735947005">
                <text:p>0.456856735947005</text:p>
              </table:table-cell>
              <table:table-cell office:value-type="float" office:value="0.474431946945344">
                <text:p>0.474431946945344</text:p>
              </table:table-cell>
            </table:table-row>
            <table:table-row>
              <table:table-cell office:value-type="string">
                <text:p>4/5 wi</text:p>
              </table:table-cell>
              <table:table-cell office:value-type="float" office:value="0.290536591729492">
                <text:p>0.290536591729492</text:p>
              </table:table-cell>
              <table:table-cell office:value-type="float" office:value="0.356560531544728">
                <text:p>0.356560531544728</text:p>
              </table:table-cell>
            </table:table-row>
            <table:table-row>
              <table:table-cell office:value-type="string">
                <text:p>5/5 w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/8 wi</text:p>
              </table:table-cell>
              <table:table-cell office:value-type="float" office:value="0.0655163281651594">
                <text:p>0.0655163281651594</text:p>
              </table:table-cell>
              <table:table-cell office:value-type="float" office:value="0.197309862024809">
                <text:p>0.197309862024809</text:p>
              </table:table-cell>
            </table:table-row>
            <table:table-row>
              <table:table-cell office:value-type="string">
                <text:p>2/8 wi</text:p>
              </table:table-cell>
              <table:table-cell office:value-type="float" office:value="0.36872713274499">
                <text:p>0.36872713274499</text:p>
              </table:table-cell>
              <table:table-cell office:value-type="float" office:value="0.416349084516511">
                <text:p>0.416349084516511</text:p>
              </table:table-cell>
            </table:table-row>
            <table:table-row>
              <table:table-cell office:value-type="string">
                <text:p>4/8 wi</text:p>
              </table:table-cell>
              <table:table-cell office:value-type="float" office:value="0.398934478467642">
                <text:p>0.398934478467642</text:p>
              </table:table-cell>
              <table:table-cell office:value-type="float" office:value="0.43942212952816">
                <text:p>0.43942212952816</text:p>
              </table:table-cell>
            </table:table-row>
            <table:table-row>
              <table:table-cell office:value-type="string">
                <text:p>6/8 wi</text:p>
              </table:table-cell>
              <table:table-cell office:value-type="float" office:value="0.375021244049305">
                <text:p>0.375021244049305</text:p>
              </table:table-cell>
              <table:table-cell office:value-type="float" office:value="0.439719173695366">
                <text:p>0.439719173695366</text:p>
              </table:table-cell>
            </table:table-row>
            <table:table-row>
              <table:table-cell office:value-type="string">
                <text:p>8/8 w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